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arman_Siz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by Variable</text:p>
          </table:table-cell>
          <table:table-cell office:value-type="string" table:style-name="ce2">
            <text:p>Spearman ρ</text:p>
          </table:table-cell>
          <table:table-cell office:value-type="string" table:style-name="ce2">
            <text:p>Prob&gt;|ρ|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76071661687296122" table:style-name="ce4">
            <text:p>0,760716617</text:p>
          </table:table-cell>
          <table:table-cell office:value-type="float" office:value="3.8580984466607553E-11" table:style-name="ce4">
            <text:p>3,8581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84257021870108795" table:style-name="ce4">
            <text:p>0,842570219</text:p>
          </table:table-cell>
          <table:table-cell office:value-type="float" office:value="2.5772737592626086E-15" table:style-name="ce4">
            <text:p>2,57727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38247737464339576" table:style-name="ce4">
            <text:p>0,382477375</text:p>
          </table:table-cell>
          <table:table-cell office:value-type="float" office:value="4.7071800335676027E-3" table:style-name="ce4">
            <text:p>0,004707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Degree Centrality</text:p>
          </table:table-cell>
          <table:table-cell office:value-type="float" office:value="0.72508963192138765" table:style-name="ce4">
            <text:p>0,725089632</text:p>
          </table:table-cell>
          <table:table-cell office:value-type="float" office:value="8.2526572171006858E-10" table:style-name="ce4">
            <text:p>8,2526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89763735519921184" table:style-name="ce4">
            <text:p>0,897637355</text:p>
          </table:table-cell>
          <table:table-cell office:value-type="float" office:value="8.7905543668173248E-20" table:style-name="ce4">
            <text:p>8,79055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686223246713769" table:style-name="ce4">
            <text:p>0,368622325</text:p>
          </table:table-cell>
          <table:table-cell office:value-type="float" office:value="6.6078182104915995E-3" table:style-name="ce4">
            <text:p>0,0066078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74523834842901548" table:style-name="ce4">
            <text:p>0,745238348</text:p>
          </table:table-cell>
          <table:table-cell office:value-type="float" office:value="1.5527712493490843E-10" table:style-name="ce4">
            <text:p>1,55277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98411502500714187" table:style-name="ce4">
            <text:p>0,984115025</text:p>
          </table:table-cell>
          <table:table-cell office:value-type="float" office:value="5.8321045411079015E-40" table:style-name="ce4">
            <text:p>5,8321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8184786812494431" table:style-name="ce4">
            <text:p>0,381847868</text:p>
          </table:table-cell>
          <table:table-cell office:value-type="float" office:value="4.7817761013821628E-3" table:style-name="ce4">
            <text:p>0,004781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93085793180583754" table:style-name="ce4">
            <text:p>0,930857932</text:p>
          </table:table-cell>
          <table:table-cell office:value-type="float" office:value="5.9696995491881258E-24" table:style-name="ce4">
            <text:p>5,969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Degree Centrality</text:p>
          </table:table-cell>
          <table:table-cell office:value-type="float" office:value="0.30991996199557609" table:style-name="ce4">
            <text:p>0,309919962</text:p>
          </table:table-cell>
          <table:table-cell office:value-type="float" office:value="2.3922421240694509E-2" table:style-name="ce4">
            <text:p>0,0239224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800213495609535" table:style-name="ce4">
            <text:p>0,68002135</text:p>
          </table:table-cell>
          <table:table-cell office:value-type="float" office:value="2.1406543197742582E-8" table:style-name="ce4">
            <text:p>2,1406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Out-degree Centrality</text:p>
          </table:table-cell>
          <table:table-cell office:value-type="float" office:value="-9.4747572185266346E-2" table:style-name="ce4">
            <text:p>-0,094747572</text:p>
          </table:table-cell>
          <table:table-cell office:value-type="float" office:value="0.49977390820213163" table:style-name="ce4">
            <text:p>0,4997739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8655711378708772" table:style-name="ce4">
            <text:p>0,686557114</text:p>
          </table:table-cell>
          <table:table-cell office:value-type="float" office:value="1.3840488769269854E-8" table:style-name="ce4">
            <text:p>1,38405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3019899876936878" table:style-name="ce4">
            <text:p>0,730198999</text:p>
          </table:table-cell>
          <table:table-cell office:value-type="float" office:value="5.4794261945235159E-10" table:style-name="ce4">
            <text:p>5,4794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53443139376527959" table:style-name="ce4">
            <text:p>0,534431394</text:p>
          </table:table-cell>
          <table:table-cell office:value-type="float" office:value="3.7567258680701969E-5" table:style-name="ce4">
            <text:p>3,7567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Load Centrality</text:p>
          </table:table-cell>
          <table:table-cell office:value-type="float" office:value="0.53443139376527959" table:style-name="ce4">
            <text:p>0,534431394</text:p>
          </table:table-cell>
          <table:table-cell office:value-type="float" office:value="3.7567258680701969E-5" table:style-name="ce4">
            <text:p>3,7567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Degree Centrality</text:p>
          </table:table-cell>
          <table:table-cell office:value-type="float" office:value="0.96088250510429685" table:style-name="ce4">
            <text:p>0,960882505</text:p>
          </table:table-cell>
          <table:table-cell office:value-type="float" office:value="4.2233217579253057E-30" table:style-name="ce4">
            <text:p>4,22332E-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74299813357536604" table:style-name="ce4">
            <text:p>0,742998134</text:p>
          </table:table-cell>
          <table:table-cell office:value-type="float" office:value="1.8839260016395085E-10" table:style-name="ce4">
            <text:p>1,8839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80535880411160232" table:style-name="ce4">
            <text:p>0,805358804</text:p>
          </table:table-cell>
          <table:table-cell office:value-type="float" office:value="3.5773182949508082E-13" table:style-name="ce4">
            <text:p>3,57732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9073419015008031" table:style-name="ce4">
            <text:p>0,69073419</text:p>
          </table:table-cell>
          <table:table-cell office:value-type="float" office:value="1.041181893280991E-8" table:style-name="ce4">
            <text:p>1,0411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1858861051835965" table:style-name="ce4">
            <text:p>0,718588611</text:p>
          </table:table-cell>
          <table:table-cell office:value-type="float" office:value="1.3717303656452584E-9" table:style-name="ce4">
            <text:p>1,3717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Load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Harmonic Centrality</text:p>
          </table:table-cell>
          <table:table-cell office:value-type="float" office:value="0.19693966774956478" table:style-name="ce4">
            <text:p>0,196939668</text:p>
          </table:table-cell>
          <table:table-cell office:value-type="float" office:value="0.15752641810335277" table:style-name="ce4">
            <text:p>0,1575264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Degree Centrality</text:p>
          </table:table-cell>
          <table:table-cell office:value-type="float" office:value="0.81947080507523051" table:style-name="ce4">
            <text:p>0,819470805</text:p>
          </table:table-cell>
          <table:table-cell office:value-type="float" office:value="6.2969361223449904E-14" table:style-name="ce4">
            <text:p>6,29694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54895084619903789" table:style-name="ce4">
            <text:p>0,548950846</text:p>
          </table:table-cell>
          <table:table-cell office:value-type="float" office:value="2.078919307489208E-5" table:style-name="ce4">
            <text:p>2,0789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72400570484242932" table:style-name="ce4">
            <text:p>0,724005705</text:p>
          </table:table-cell>
          <table:table-cell office:value-type="float" office:value="8.991222247606989E-10" table:style-name="ce4">
            <text:p>8,99122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55382317159451722" table:style-name="ce4">
            <text:p>0,553823172</text:p>
          </table:table-cell>
          <table:table-cell office:value-type="float" office:value="1.6939491539963766E-5" table:style-name="ce4">
            <text:p>1,69395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52893692168436413" table:style-name="ce4">
            <text:p>0,528936922</text:p>
          </table:table-cell>
          <table:table-cell office:value-type="float" office:value="4.6666887071388164E-5" table:style-name="ce4">
            <text:p>4,6666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Load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Harmonic Centrality</text:p>
          </table:table-cell>
          <table:table-cell office:value-type="float" office:value="0.29910456605148422" table:style-name="ce4">
            <text:p>0,299104566</text:p>
          </table:table-cell>
          <table:table-cell office:value-type="float" office:value="2.9580195646779918E-2" table:style-name="ce4">
            <text:p>0,0295801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0.67057945706746891" table:style-name="ce4">
            <text:p>0,670579457</text:p>
          </table:table-cell>
          <table:table-cell office:value-type="float" office:value="3.9427998122306839E-8" table:style-name="ce4">
            <text:p>3,942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Degree Centrality</text:p>
          </table:table-cell>
          <table:table-cell office:value-type="float" office:value="9.8497300225141776E-2" table:style-name="ce4">
            <text:p>0,0984973</text:p>
          </table:table-cell>
          <table:table-cell office:value-type="float" office:value="0.48287780242583844" table:style-name="ce4">
            <text:p>0,4828778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-degree Centrality</text:p>
          </table:table-cell>
          <table:table-cell office:value-type="float" office:value="-3.6005392496271764E-2" table:style-name="ce4">
            <text:p>-0,036005392</text:p>
          </table:table-cell>
          <table:table-cell office:value-type="float" office:value="0.79798498247137439" table:style-name="ce4">
            <text:p>0,7979849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16289652961731352" table:style-name="ce4">
            <text:p>0,16289653</text:p>
          </table:table-cell>
          <table:table-cell office:value-type="float" office:value="0.24384477603933688" table:style-name="ce4">
            <text:p>0,243844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-0.17498887028633189" table:style-name="ce4">
            <text:p>-0,17498887</text:p>
          </table:table-cell>
          <table:table-cell office:value-type="float" office:value="0.21011214186840188" table:style-name="ce4">
            <text:p>0,2101121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loseness Centrality</text:p>
          </table:table-cell>
          <table:table-cell office:value-type="float" office:value="-3.5834354250039564E-2" table:style-name="ce4">
            <text:p>-0,035834354</text:p>
          </table:table-cell>
          <table:table-cell office:value-type="float" office:value="0.79892460265175425" table:style-name="ce4">
            <text:p>0,798924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Load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Harmonic Centrality</text:p>
          </table:table-cell>
          <table:table-cell office:value-type="float" office:value="0.26735340601944818" table:style-name="ce4">
            <text:p>0,267353406</text:p>
          </table:table-cell>
          <table:table-cell office:value-type="float" office:value="5.2948459452134118E-2" table:style-name="ce4">
            <text:p>0,0529484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-4.2063237681929037E-2" table:style-name="ce4">
            <text:p>-0,042063238</text:p>
          </table:table-cell>
          <table:table-cell office:value-type="float" office:value="0.76489780745029523" table:style-name="ce4">
            <text:p>0,7648978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urrrent Flow Centrality</text:p>
          </table:table-cell>
          <table:table-cell office:value-type="float" office:value="0.27285009240537667" table:style-name="ce4">
            <text:p>0,272850092</text:p>
          </table:table-cell>
          <table:table-cell office:value-type="float" office:value="4.8076026915769635E-2" table:style-name="ce4">
            <text:p>0,0480760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Degree Centrality</text:p>
          </table:table-cell>
          <table:table-cell office:value-type="float" office:value="-0.25012173326244985" table:style-name="ce4">
            <text:p>-0,250121733</text:p>
          </table:table-cell>
          <table:table-cell office:value-type="float" office:value="7.0867648442270448E-2" table:style-name="ce4">
            <text:p>0,0708676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In-degree Centrality</text:p>
          </table:table-cell>
          <table:table-cell office:value-type="float" office:value="-0.29033144669237809" table:style-name="ce4">
            <text:p>-0,290331447</text:p>
          </table:table-cell>
          <table:table-cell office:value-type="float" office:value="3.4952867729169196E-2" table:style-name="ce4">
            <text:p>0,034952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Out-degree Centrality</text:p>
          </table:table-cell>
          <table:table-cell office:value-type="float" office:value="-9.4422503810234537E-2" table:style-name="ce4">
            <text:p>-0,094422504</text:p>
          </table:table-cell>
          <table:table-cell office:value-type="float" office:value="0.50125285254114038" table:style-name="ce4">
            <text:p>0,5012528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Eigenvector Centrality</text:p>
          </table:table-cell>
          <table:table-cell office:value-type="float" office:value="-0.33470157591487315" table:style-name="ce4">
            <text:p>-0,334701576</text:p>
          </table:table-cell>
          <table:table-cell office:value-type="float" office:value="1.4298740446884164E-2" table:style-name="ce4">
            <text:p>0,01429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loseness Centrality</text:p>
          </table:table-cell>
          <table:table-cell office:value-type="float" office:value="-0.26495581793680495" table:style-name="ce4">
            <text:p>-0,264955818</text:p>
          </table:table-cell>
          <table:table-cell office:value-type="float" office:value="5.5195558617252553E-2" table:style-name="ce4">
            <text:p>0,0551955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Betweenness Centrality</text:p>
          </table:table-cell>
          <table:table-cell office:value-type="float" office:value="0.12019652614710594" table:style-name="ce4">
            <text:p>0,120196526</text:p>
          </table:table-cell>
          <table:table-cell office:value-type="float" office:value="0.39128331924705839" table:style-name="ce4">
            <text:p>0,3912833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Load Centrality</text:p>
          </table:table-cell>
          <table:table-cell office:value-type="float" office:value="0.12019652614710594" table:style-name="ce4">
            <text:p>0,120196526</text:p>
          </table:table-cell>
          <table:table-cell office:value-type="float" office:value="0.39128331924705839" table:style-name="ce4">
            <text:p>0,3912833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Harmonic Centrality</text:p>
          </table:table-cell>
          <table:table-cell office:value-type="float" office:value="6.247712371319427E-2" table:style-name="ce4">
            <text:p>0,062477124</text:p>
          </table:table-cell>
          <table:table-cell office:value-type="float" office:value="0.65673232907342394" table:style-name="ce4">
            <text:p>0,6567323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Information Centrality</text:p>
          </table:table-cell>
          <table:table-cell office:value-type="float" office:value="-0.39082918156814411" table:style-name="ce4">
            <text:p>-0,390829182</text:p>
          </table:table-cell>
          <table:table-cell office:value-type="float" office:value="3.8099248952673656E-3" table:style-name="ce4">
            <text:p>0,003809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urrrent Flow Centrality</text:p>
          </table:table-cell>
          <table:table-cell office:value-type="float" office:value="6.7748766662878046E-2" table:style-name="ce4">
            <text:p>0,067748767</text:p>
          </table:table-cell>
          <table:table-cell office:value-type="float" office:value="0.62979742625848645" table:style-name="ce4">
            <text:p>0,6297974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Subgraph Centrality</text:p>
          </table:table-cell>
          <table:table-cell office:value-type="float" office:value="0.4594605491271217" table:style-name="ce4">
            <text:p>0,459460549</text:p>
          </table:table-cell>
          <table:table-cell office:value-type="float" office:value="5.3846009640136079E-4" table:style-name="ce4">
            <text:p>0,000538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Degree Centrality</text:p>
          </table:table-cell>
          <table:table-cell office:value-type="float" office:value="-0.20509131102925848" table:style-name="ce4">
            <text:p>-0,205091311</text:p>
          </table:table-cell>
          <table:table-cell office:value-type="float" office:value="0.14069842258329079" table:style-name="ce4">
            <text:p>0,1406984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In-degree Centrality</text:p>
          </table:table-cell>
          <table:table-cell office:value-type="float" office:value="-0.24407873188059731" table:style-name="ce4">
            <text:p>-0,244078732</text:p>
          </table:table-cell>
          <table:table-cell office:value-type="float" office:value="7.8188537194775462E-2" table:style-name="ce4">
            <text:p>0,0781885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Out-degree Centrality</text:p>
          </table:table-cell>
          <table:table-cell office:value-type="float" office:value="-6.4248916657837496E-2" table:style-name="ce4">
            <text:p>-0,064248917</text:p>
          </table:table-cell>
          <table:table-cell office:value-type="float" office:value="0.64762896307013862" table:style-name="ce4">
            <text:p>0,6476289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Eigenvector Centrality</text:p>
          </table:table-cell>
          <table:table-cell office:value-type="float" office:value="-0.28337954049434644" table:style-name="ce4">
            <text:p>-0,28337954</text:p>
          </table:table-cell>
          <table:table-cell office:value-type="float" office:value="3.9763251611706199E-2" table:style-name="ce4">
            <text:p>0,0397632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loseness Centrality</text:p>
          </table:table-cell>
          <table:table-cell office:value-type="float" office:value="-0.21579198348297463" table:style-name="ce4">
            <text:p>-0,215791983</text:p>
          </table:table-cell>
          <table:table-cell office:value-type="float" office:value="0.12069193982741497" table:style-name="ce4">
            <text:p>0,120691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Betweenness Centrality</text:p>
          </table:table-cell>
          <table:table-cell office:value-type="float" office:value="0.11514030789776383" table:style-name="ce4">
            <text:p>0,115140308</text:p>
          </table:table-cell>
          <table:table-cell office:value-type="float" office:value="0.41165665207979607" table:style-name="ce4">
            <text:p>0,411656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Load Centrality</text:p>
          </table:table-cell>
          <table:table-cell office:value-type="float" office:value="0.11514030789776383" table:style-name="ce4">
            <text:p>0,115140308</text:p>
          </table:table-cell>
          <table:table-cell office:value-type="float" office:value="0.41165665207979607" table:style-name="ce4">
            <text:p>0,411656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Harmonic Centrality</text:p>
          </table:table-cell>
          <table:table-cell office:value-type="float" office:value="0.10155379997654282" table:style-name="ce4">
            <text:p>0,1015538</text:p>
          </table:table-cell>
          <table:table-cell office:value-type="float" office:value="0.46933140843114918" table:style-name="ce4">
            <text:p>0,4693314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Information Centrality</text:p>
          </table:table-cell>
          <table:table-cell office:value-type="float" office:value="-0.3444986760377699" table:style-name="ce4">
            <text:p>-0,344498676</text:p>
          </table:table-cell>
          <table:table-cell office:value-type="float" office:value="1.1535937898958111E-2" table:style-name="ce4">
            <text:p>0,0115359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urrrent Flow Centrality</text:p>
          </table:table-cell>
          <table:table-cell office:value-type="float" office:value="9.9917324703338931E-2" table:style-name="ce4">
            <text:p>0,099917325</text:p>
          </table:table-cell>
          <table:table-cell office:value-type="float" office:value="0.4765587704764318" table:style-name="ce4">
            <text:p>0,476558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Subgraph Centrality</text:p>
          </table:table-cell>
          <table:table-cell office:value-type="float" office:value="0.45723962892111925" table:style-name="ce4">
            <text:p>0,457239629</text:p>
          </table:table-cell>
          <table:table-cell office:value-type="float" office:value="5.7744661870802482E-4" table:style-name="ce4">
            <text:p>0,0005774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Degree Centrality</text:p>
          </table:table-cell>
          <table:table-cell office:value-type="float" office:value="5.1586521945756351E-2" table:style-name="ce4">
            <text:p>0,051586522</text:p>
          </table:table-cell>
          <table:table-cell office:value-type="float" office:value="0.7137348250921558" table:style-name="ce4">
            <text:p>0,713734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In-degree Centrality</text:p>
          </table:table-cell>
          <table:table-cell office:value-type="float" office:value="0.1416356816088008" table:style-name="ce4">
            <text:p>0,141635682</text:p>
          </table:table-cell>
          <table:table-cell office:value-type="float" office:value="0.31170672516809794" table:style-name="ce4">
            <text:p>0,311706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Out-degree Centrality</text:p>
          </table:table-cell>
          <table:table-cell office:value-type="float" office:value="4.3405901850307009E-2" table:style-name="ce4">
            <text:p>0,043405902</text:p>
          </table:table-cell>
          <table:table-cell office:value-type="float" office:value="0.75761811655445443" table:style-name="ce4">
            <text:p>0,7576181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Eigenvector Centrality</text:p>
          </table:table-cell>
          <table:table-cell office:value-type="float" office:value="0.13861248768140752" table:style-name="ce4">
            <text:p>0,138612488</text:p>
          </table:table-cell>
          <table:table-cell office:value-type="float" office:value="0.32225218644129583" table:style-name="ce4">
            <text:p>0,3222521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loseness Centrality</text:p>
          </table:table-cell>
          <table:table-cell office:value-type="float" office:value="0.19705882498881247" table:style-name="ce4">
            <text:p>0,197058825</text:p>
          </table:table-cell>
          <table:table-cell office:value-type="float" office:value="0.15727023076191357" table:style-name="ce4">
            <text:p>0,1572702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Betweenness Centrality</text:p>
          </table:table-cell>
          <table:table-cell office:value-type="float" office:value="0.40633980125662328" table:style-name="ce4">
            <text:p>0,406339801</text:p>
          </table:table-cell>
          <table:table-cell office:value-type="float" office:value="2.5353328992156598E-3" table:style-name="ce4">
            <text:p>0,002535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Load Centrality</text:p>
          </table:table-cell>
          <table:table-cell office:value-type="float" office:value="0.40633980125662328" table:style-name="ce4">
            <text:p>0,406339801</text:p>
          </table:table-cell>
          <table:table-cell office:value-type="float" office:value="2.5353328992156598E-3" table:style-name="ce4">
            <text:p>0,002535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Harmonic Centrality</text:p>
          </table:table-cell>
          <table:table-cell office:value-type="float" office:value="0.4124825211807856" table:style-name="ce4">
            <text:p>0,412482521</text:p>
          </table:table-cell>
          <table:table-cell office:value-type="float" office:value="2.1461002210135679E-3" table:style-name="ce4">
            <text:p>0,00214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Information Centrality</text:p>
          </table:table-cell>
          <table:table-cell office:value-type="float" office:value="-8.7557468901586208E-2" table:style-name="ce4">
            <text:p>-0,087557469</text:p>
          </table:table-cell>
          <table:table-cell office:value-type="float" office:value="0.53300364861197025" table:style-name="ce4">
            <text:p>0,5330036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urrrent Flow Centrality</text:p>
          </table:table-cell>
          <table:table-cell office:value-type="float" office:value="0.23956005268530697" table:style-name="ce4">
            <text:p>0,239560053</text:p>
          </table:table-cell>
          <table:table-cell office:value-type="float" office:value="8.4043268742185387E-2" table:style-name="ce4">
            <text:p>0,0840432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Subgraph Centrality</text:p>
          </table:table-cell>
          <table:table-cell office:value-type="float" office:value="0.25254888079647353" table:style-name="ce4">
            <text:p>0,252548881</text:p>
          </table:table-cell>
          <table:table-cell office:value-type="float" office:value="6.8085371176195827E-2" table:style-name="ce4">
            <text:p>0,0680853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Degree Centrality</text:p>
          </table:table-cell>
          <table:table-cell office:value-type="float" office:value="-0.29674211468094291" table:style-name="ce4">
            <text:p>-0,296742115</text:p>
          </table:table-cell>
          <table:table-cell office:value-type="float" office:value="3.0954241896960576E-2" table:style-name="ce4">
            <text:p>0,030954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In-degree Centrality</text:p>
          </table:table-cell>
          <table:table-cell office:value-type="float" office:value="-0.2885579855604038" table:style-name="ce4">
            <text:p>-0,288557986</text:p>
          </table:table-cell>
          <table:table-cell office:value-type="float" office:value="3.6131675004434961E-2" table:style-name="ce4">
            <text:p>0,036131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Out-degree Centrality</text:p>
          </table:table-cell>
          <table:table-cell office:value-type="float" office:value="-0.13703421227595117" table:style-name="ce4">
            <text:p>-0,137034212</text:p>
          </table:table-cell>
          <table:table-cell office:value-type="float" office:value="0.3278461663021609" table:style-name="ce4">
            <text:p>0,3278461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Eigenvector Centrality</text:p>
          </table:table-cell>
          <table:table-cell office:value-type="float" office:value="-0.29229353646055073" table:style-name="ce4">
            <text:p>-0,292293536</text:p>
          </table:table-cell>
          <table:table-cell office:value-type="float" office:value="3.3685980445724843E-2" table:style-name="ce4">
            <text:p>0,033685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loseness Centrality</text:p>
          </table:table-cell>
          <table:table-cell office:value-type="float" office:value="-0.26695482331584103" table:style-name="ce4">
            <text:p>-0,266954823</text:p>
          </table:table-cell>
          <table:table-cell office:value-type="float" office:value="5.331679742084016E-2" table:style-name="ce4">
            <text:p>0,0533167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Betweenness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Load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Harmonic Centrality</text:p>
          </table:table-cell>
          <table:table-cell office:value-type="float" office:value="-6.6944087566425961E-2" table:style-name="ce4">
            <text:p>-0,066944088</text:p>
          </table:table-cell>
          <table:table-cell office:value-type="float" office:value="0.63387920774843298" table:style-name="ce4">
            <text:p>0,6338792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Information Centrality</text:p>
          </table:table-cell>
          <table:table-cell office:value-type="float" office:value="-0.38434810220857579" table:style-name="ce4">
            <text:p>-0,384348102</text:p>
          </table:table-cell>
          <table:table-cell office:value-type="float" office:value="4.4914962130754889E-3" table:style-name="ce4">
            <text:p>0,0044914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urrrent Flow Centrality</text:p>
          </table:table-cell>
          <table:table-cell office:value-type="float" office:value="-7.5755915201888291E-2" table:style-name="ce4">
            <text:p>-0,075755915</text:p>
          </table:table-cell>
          <table:table-cell office:value-type="float" office:value="0.58979286908685835" table:style-name="ce4">
            <text:p>0,5897928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bgraph Centrality</text:p>
          </table:table-cell>
          <table:table-cell office:value-type="float" office:value="0.13539830063883773" table:style-name="ce4">
            <text:p>0,135398301</text:p>
          </table:table-cell>
          <table:table-cell office:value-type="float" office:value="0.33370854104467568" table:style-name="ce4">
            <text:p>0,333708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Degree Centrality</text:p>
          </table:table-cell>
          <table:table-cell office:value-type="float" office:value="-0.43371642045487946" table:style-name="ce4">
            <text:p>-0,43371642</text:p>
          </table:table-cell>
          <table:table-cell office:value-type="float" office:value="1.1770443480524297E-3" table:style-name="ce4">
            <text:p>0,0011770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In-degree Centrality</text:p>
          </table:table-cell>
          <table:table-cell office:value-type="float" office:value="-0.40219580430644453" table:style-name="ce4">
            <text:p>-0,402195804</text:p>
          </table:table-cell>
          <table:table-cell office:value-type="float" office:value="2.8321162247600972E-3" table:style-name="ce4">
            <text:p>0,002832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Out-degree Centrality</text:p>
          </table:table-cell>
          <table:table-cell office:value-type="float" office:value="-0.31323590643175997" table:style-name="ce4">
            <text:p>-0,313235906</text:p>
          </table:table-cell>
          <table:table-cell office:value-type="float" office:value="2.2381980298571323E-2" table:style-name="ce4">
            <text:p>0,022381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Eigenvector Centrality</text:p>
          </table:table-cell>
          <table:table-cell office:value-type="float" office:value="-0.45288174438318585" table:style-name="ce4">
            <text:p>-0,452881744</text:p>
          </table:table-cell>
          <table:table-cell office:value-type="float" office:value="6.6143671056581534E-4" table:style-name="ce4">
            <text:p>0,0006614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loseness Centrality</text:p>
          </table:table-cell>
          <table:table-cell office:value-type="float" office:value="-0.39651913145890144" table:style-name="ce4">
            <text:p>-0,396519131</text:p>
          </table:table-cell>
          <table:table-cell office:value-type="float" office:value="3.2884743443429296E-3" table:style-name="ce4">
            <text:p>0,0032884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Betweenness Centrality</text:p>
          </table:table-cell>
          <table:table-cell office:value-type="float" office:value="-3.5538027556474533E-2" table:style-name="ce4">
            <text:p>-0,035538028</text:p>
          </table:table-cell>
          <table:table-cell office:value-type="float" office:value="0.8005531789098389" table:style-name="ce4">
            <text:p>0,8005531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Load Centrality</text:p>
          </table:table-cell>
          <table:table-cell office:value-type="float" office:value="-3.5538027556474533E-2" table:style-name="ce4">
            <text:p>-0,035538028</text:p>
          </table:table-cell>
          <table:table-cell office:value-type="float" office:value="0.8005531789098389" table:style-name="ce4">
            <text:p>0,8005531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Harmonic Centrality</text:p>
          </table:table-cell>
          <table:table-cell office:value-type="float" office:value="-6.6905822753699953E-2" table:style-name="ce4">
            <text:p>-0,066905823</text:p>
          </table:table-cell>
          <table:table-cell office:value-type="float" office:value="0.63407357896370753" table:style-name="ce4">
            <text:p>0,6340735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Information Centrality</text:p>
          </table:table-cell>
          <table:table-cell office:value-type="float" office:value="-0.4970329518610061" table:style-name="ce4">
            <text:p>-0,497032952</text:p>
          </table:table-cell>
          <table:table-cell office:value-type="float" office:value="1.5314007400751731E-4" table:style-name="ce4">
            <text:p>0,000153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urrrent Flow Centrality</text:p>
          </table:table-cell>
          <table:table-cell office:value-type="float" office:value="-0.21701490223252151" table:style-name="ce4">
            <text:p>-0,217014902</text:p>
          </table:table-cell>
          <table:table-cell office:value-type="float" office:value="0.11855070285832069" table:style-name="ce4">
            <text:p>0,1185507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Subgraph Centrality</text:p>
          </table:table-cell>
          <table:table-cell office:value-type="float" office:value="0.24400690440772146" table:style-name="ce4">
            <text:p>0,244006904</text:p>
          </table:table-cell>
          <table:table-cell office:value-type="float" office:value="7.8279013294024535E-2" table:style-name="ce4">
            <text:p>0,078279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Degree Centrality</text:p>
          </table:table-cell>
          <table:table-cell office:value-type="float" office:value="-0.26046596187862697" table:style-name="ce4">
            <text:p>-0,260465962</text:p>
          </table:table-cell>
          <table:table-cell office:value-type="float" office:value="5.9610747235181442E-2" table:style-name="ce4">
            <text:p>0,0596107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In-degree Centrality</text:p>
          </table:table-cell>
          <table:table-cell office:value-type="float" office:value="-0.32695658605096339" table:style-name="ce4">
            <text:p>-0,326956586</text:p>
          </table:table-cell>
          <table:table-cell office:value-type="float" office:value="1.686651134720378E-2" table:style-name="ce4">
            <text:p>0,016866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Out-degree Centrality</text:p>
          </table:table-cell>
          <table:table-cell office:value-type="float" office:value="-8.3222621425631804E-2" table:style-name="ce4">
            <text:p>-0,083222621</text:p>
          </table:table-cell>
          <table:table-cell office:value-type="float" office:value="0.55354799344666539" table:style-name="ce4">
            <text:p>0,5535479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Eigenvector Centrality</text:p>
          </table:table-cell>
          <table:table-cell office:value-type="float" office:value="-0.3611900196670999" table:style-name="ce4">
            <text:p>-0,36119002</text:p>
          </table:table-cell>
          <table:table-cell office:value-type="float" office:value="7.8802019840137488E-3" table:style-name="ce4">
            <text:p>0,007880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loseness Centrality</text:p>
          </table:table-cell>
          <table:table-cell office:value-type="float" office:value="-0.30019146669195357" table:style-name="ce4">
            <text:p>-0,300191467</text:p>
          </table:table-cell>
          <table:table-cell office:value-type="float" office:value="2.8965341440707386E-2" table:style-name="ce4">
            <text:p>0,028965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Betweenness Centrality</text:p>
          </table:table-cell>
          <table:table-cell office:value-type="float" office:value="8.2567915481410667E-2" table:style-name="ce4">
            <text:p>0,082567915</text:p>
          </table:table-cell>
          <table:table-cell office:value-type="float" office:value="0.55668326005565449" table:style-name="ce4">
            <text:p>0,556683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Load Centrality</text:p>
          </table:table-cell>
          <table:table-cell office:value-type="float" office:value="8.2567915481410667E-2" table:style-name="ce4">
            <text:p>0,082567915</text:p>
          </table:table-cell>
          <table:table-cell office:value-type="float" office:value="0.55668326005565449" table:style-name="ce4">
            <text:p>0,556683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Harmonic Centrality</text:p>
          </table:table-cell>
          <table:table-cell office:value-type="float" office:value="3.2846357096233486E-2" table:style-name="ce4">
            <text:p>0,032846357</text:p>
          </table:table-cell>
          <table:table-cell office:value-type="float" office:value="0.81538400647801224" table:style-name="ce4">
            <text:p>0,8153840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Information Centrality</text:p>
          </table:table-cell>
          <table:table-cell office:value-type="float" office:value="-0.39698290061537722" table:style-name="ce4">
            <text:p>-0,396982901</text:p>
          </table:table-cell>
          <table:table-cell office:value-type="float" office:value="3.2488937698619976E-3" table:style-name="ce4">
            <text:p>0,0032488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urrrent Flow Centrality</text:p>
          </table:table-cell>
          <table:table-cell office:value-type="float" office:value="5.2836428999433006E-2" table:style-name="ce4">
            <text:p>0,052836429</text:p>
          </table:table-cell>
          <table:table-cell office:value-type="float" office:value="0.70710613582927806" table:style-name="ce4">
            <text:p>0,7071061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Subgraph Centrality</text:p>
          </table:table-cell>
          <table:table-cell office:value-type="float" office:value="0.4973587709361178" table:style-name="ce4">
            <text:p>0,497358771</text:p>
          </table:table-cell>
          <table:table-cell office:value-type="float" office:value="1.5138145195904465E-4" table:style-name="ce4">
            <text:p>0,0001513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Degree Centrality</text:p>
          </table:table-cell>
          <table:table-cell office:value-type="float" office:value="-0.4318156631457854" table:style-name="ce4">
            <text:p>-0,431815663</text:p>
          </table:table-cell>
          <table:table-cell office:value-type="float" office:value="1.2440375314251471E-3" table:style-name="ce4">
            <text:p>0,0012440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In-degree Centrality</text:p>
          </table:table-cell>
          <table:table-cell office:value-type="float" office:value="-0.40110117331846268" table:style-name="ce4">
            <text:p>-0,401101173</text:p>
          </table:table-cell>
          <table:table-cell office:value-type="float" office:value="2.91547747055158E-3" table:style-name="ce4">
            <text:p>0,0029154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Out-degree Centrality</text:p>
          </table:table-cell>
          <table:table-cell office:value-type="float" office:value="-0.31035883665728969" table:style-name="ce4">
            <text:p>-0,310358837</text:p>
          </table:table-cell>
          <table:table-cell office:value-type="float" office:value="2.3713554415031257E-2" table:style-name="ce4">
            <text:p>0,0237135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Eigenvector Centrality</text:p>
          </table:table-cell>
          <table:table-cell office:value-type="float" office:value="-0.45178948827792942" table:style-name="ce4">
            <text:p>-0,451789488</text:p>
          </table:table-cell>
          <table:table-cell office:value-type="float" office:value="6.8414487519773777E-4" table:style-name="ce4">
            <text:p>0,000684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loseness Centrality</text:p>
          </table:table-cell>
          <table:table-cell office:value-type="float" office:value="-0.39534503968717299" table:style-name="ce4">
            <text:p>-0,39534504</text:p>
          </table:table-cell>
          <table:table-cell office:value-type="float" office:value="3.39058852905492E-3" table:style-name="ce4">
            <text:p>0,0033905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Betweenness Centrality</text:p>
          </table:table-cell>
          <table:table-cell office:value-type="float" office:value="-3.4576358914109914E-2" table:style-name="ce4">
            <text:p>-0,034576359</text:p>
          </table:table-cell>
          <table:table-cell office:value-type="float" office:value="0.80584415908322882" table:style-name="ce4">
            <text:p>0,8058441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Load Centrality</text:p>
          </table:table-cell>
          <table:table-cell office:value-type="float" office:value="-3.4576358914109914E-2" table:style-name="ce4">
            <text:p>-0,034576359</text:p>
          </table:table-cell>
          <table:table-cell office:value-type="float" office:value="0.80584415908322882" table:style-name="ce4">
            <text:p>0,8058441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Harmonic Centrality</text:p>
          </table:table-cell>
          <table:table-cell office:value-type="float" office:value="-6.8773906423909487E-2" table:style-name="ce4">
            <text:p>-0,068773906</text:p>
          </table:table-cell>
          <table:table-cell office:value-type="float" office:value="0.62461320393952091" table:style-name="ce4">
            <text:p>0,6246132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Information Centrality</text:p>
          </table:table-cell>
          <table:table-cell office:value-type="float" office:value="-0.49541815994462857" table:style-name="ce4">
            <text:p>-0,49541816</text:p>
          </table:table-cell>
          <table:table-cell office:value-type="float" office:value="1.621344368867242E-4" table:style-name="ce4">
            <text:p>0,0001621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urrrent Flow Centrality</text:p>
          </table:table-cell>
          <table:table-cell office:value-type="float" office:value="-0.21556167744078589" table:style-name="ce4">
            <text:p>-0,215561677</text:p>
          </table:table-cell>
          <table:table-cell office:value-type="float" office:value="0.12109845316538936" table:style-name="ce4">
            <text:p>0,1210984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Subgraph Centrality</text:p>
          </table:table-cell>
          <table:table-cell office:value-type="float" office:value="0.24465263885537669" table:style-name="ce4">
            <text:p>0,244652639</text:p>
          </table:table-cell>
          <table:table-cell office:value-type="float" office:value="7.7468589214726644E-2" table:style-name="ce4">
            <text:p>0,0774685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Degree Centrality</text:p>
          </table:table-cell>
          <table:table-cell office:value-type="float" office:value="-0.42983402254694264" table:style-name="ce4">
            <text:p>-0,429834023</text:p>
          </table:table-cell>
          <table:table-cell office:value-type="float" office:value="1.3174985260576068E-3" table:style-name="ce4">
            <text:p>0,0013174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In-degree Centrality</text:p>
          </table:table-cell>
          <table:table-cell office:value-type="float" office:value="-0.39834432490428612" table:style-name="ce4">
            <text:p>-0,398344325</text:p>
          </table:table-cell>
          <table:table-cell office:value-type="float" office:value="3.1351236405581808E-3" table:style-name="ce4">
            <text:p>0,0031351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Out-degree Centrality</text:p>
          </table:table-cell>
          <table:table-cell office:value-type="float" office:value="-0.30979152712429558" table:style-name="ce4">
            <text:p>-0,309791527</text:p>
          </table:table-cell>
          <table:table-cell office:value-type="float" office:value="2.3983837222622865E-2" table:style-name="ce4">
            <text:p>0,0239838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Eigenvector Centrality</text:p>
          </table:table-cell>
          <table:table-cell office:value-type="float" office:value="-0.44851271996216002" table:style-name="ce4">
            <text:p>-0,44851272</text:p>
          </table:table-cell>
          <table:table-cell office:value-type="float" office:value="7.5654842376870265E-4" table:style-name="ce4">
            <text:p>0,0007565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loseness Centrality</text:p>
          </table:table-cell>
          <table:table-cell office:value-type="float" office:value="-0.39210616583412911" table:style-name="ce4">
            <text:p>-0,392106166</text:p>
          </table:table-cell>
          <table:table-cell office:value-type="float" office:value="3.6869445402324921E-3" table:style-name="ce4">
            <text:p>0,003686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Betweenness Centrality</text:p>
          </table:table-cell>
          <table:table-cell office:value-type="float" office:value="-3.1822489620065758E-2" table:style-name="ce4">
            <text:p>-0,03182249</text:p>
          </table:table-cell>
          <table:table-cell office:value-type="float" office:value="0.8210426056444331" table:style-name="ce4">
            <text:p>0,8210426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Load Centrality</text:p>
          </table:table-cell>
          <table:table-cell office:value-type="float" office:value="-3.1822489620065758E-2" table:style-name="ce4">
            <text:p>-0,03182249</text:p>
          </table:table-cell>
          <table:table-cell office:value-type="float" office:value="0.8210426056444331" table:style-name="ce4">
            <text:p>0,8210426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Harmonic Centrality</text:p>
          </table:table-cell>
          <table:table-cell office:value-type="float" office:value="-6.6905822753699953E-2" table:style-name="ce4">
            <text:p>-0,066905823</text:p>
          </table:table-cell>
          <table:table-cell office:value-type="float" office:value="0.63407357896370753" table:style-name="ce4">
            <text:p>0,6340735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Information Centrality</text:p>
          </table:table-cell>
          <table:table-cell office:value-type="float" office:value="-0.49299597207006229" table:style-name="ce4">
            <text:p>-0,492995972</text:p>
          </table:table-cell>
          <table:table-cell office:value-type="float" office:value="1.7653232186523501E-4" table:style-name="ce4">
            <text:p>0,000176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urrrent Flow Centrality</text:p>
          </table:table-cell>
          <table:table-cell office:value-type="float" office:value="-0.21451212620231014" table:style-name="ce4">
            <text:p>-0,214512126</text:p>
          </table:table-cell>
          <table:table-cell office:value-type="float" office:value="0.12296418709670333" table:style-name="ce4">
            <text:p>0,1229641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Subgraph Centrality</text:p>
          </table:table-cell>
          <table:table-cell office:value-type="float" office:value="0.24190826745284194" table:style-name="ce4">
            <text:p>0,241908267</text:p>
          </table:table-cell>
          <table:table-cell office:value-type="float" office:value="8.0959209346327832E-2" table:style-name="ce4">
            <text:p>0,0809592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Degree Centrality</text:p>
          </table:table-cell>
          <table:table-cell office:value-type="float" office:value="-5.9911528557255261E-2" table:style-name="ce4">
            <text:p>-0,059911529</text:p>
          </table:table-cell>
          <table:table-cell office:value-type="float" office:value="0.67000199552801876" table:style-name="ce4">
            <text:p>0,6700019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In-degree Centrality</text:p>
          </table:table-cell>
          <table:table-cell office:value-type="float" office:value="4.7983183894372269E-2" table:style-name="ce4">
            <text:p>0,047983184</text:p>
          </table:table-cell>
          <table:table-cell office:value-type="float" office:value="0.73296071102020599" table:style-name="ce4">
            <text:p>0,7329607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Out-degree Centrality</text:p>
          </table:table-cell>
          <table:table-cell office:value-type="float" office:value="-8.0203001454307185E-2" table:style-name="ce4">
            <text:p>-0,080203001</text:p>
          </table:table-cell>
          <table:table-cell office:value-type="float" office:value="0.56807781667569235" table:style-name="ce4">
            <text:p>0,5680778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Eigenvector Centrality</text:p>
          </table:table-cell>
          <table:table-cell office:value-type="float" office:value="3.4696158240355233E-2" table:style-name="ce4">
            <text:p>0,034696158</text:p>
          </table:table-cell>
          <table:table-cell office:value-type="float" office:value="0.80518456258518545" table:style-name="ce4">
            <text:p>0,8051845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loseness Centrality</text:p>
          </table:table-cell>
          <table:table-cell office:value-type="float" office:value="9.2960494867693075E-2" table:style-name="ce4">
            <text:p>0,092960495</text:p>
          </table:table-cell>
          <table:table-cell office:value-type="float" office:value="0.5079321703832107" table:style-name="ce4">
            <text:p>0,507932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Betweenness Centrality</text:p>
          </table:table-cell>
          <table:table-cell office:value-type="float" office:value="0.29457283759632857" table:style-name="ce4">
            <text:p>0,294572838</text:p>
          </table:table-cell>
          <table:table-cell office:value-type="float" office:value="3.2262348799579538E-2" table:style-name="ce4">
            <text:p>0,0322623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Load Centrality</text:p>
          </table:table-cell>
          <table:table-cell office:value-type="float" office:value="0.29457283759632857" table:style-name="ce4">
            <text:p>0,294572838</text:p>
          </table:table-cell>
          <table:table-cell office:value-type="float" office:value="3.2262348799579538E-2" table:style-name="ce4">
            <text:p>0,0322623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Harmonic Centrality</text:p>
          </table:table-cell>
          <table:table-cell office:value-type="float" office:value="0.36354796324361538" table:style-name="ce4">
            <text:p>0,363547963</text:p>
          </table:table-cell>
          <table:table-cell office:value-type="float" office:value="7.4552529628929848E-3" table:style-name="ce4">
            <text:p>0,0074552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Information Centrality</text:p>
          </table:table-cell>
          <table:table-cell office:value-type="float" office:value="-0.17396744430538758" table:style-name="ce4">
            <text:p>-0,173967444</text:p>
          </table:table-cell>
          <table:table-cell office:value-type="float" office:value="0.21282767319623996" table:style-name="ce4">
            <text:p>0,2128276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urrrent Flow Centrality</text:p>
          </table:table-cell>
          <table:table-cell office:value-type="float" office:value="0.10511662545729239" table:style-name="ce4">
            <text:p>0,105116625</text:p>
          </table:table-cell>
          <table:table-cell office:value-type="float" office:value="0.4538019473564584" table:style-name="ce4">
            <text:p>0,4538019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bgraph Centrality</text:p>
          </table:table-cell>
          <table:table-cell office:value-type="float" office:value="0.23895113093306403" table:style-name="ce4">
            <text:p>0,238951131</text:p>
          </table:table-cell>
          <table:table-cell office:value-type="float" office:value="8.4857879419841686E-2" table:style-name="ce4">
            <text:p>0,084857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Degree Centrality</text:p>
          </table:table-cell>
          <table:table-cell office:value-type="float" office:value="0.25189459576969481" table:style-name="ce4">
            <text:p>0,251894596</text:p>
          </table:table-cell>
          <table:table-cell office:value-type="float" office:value="6.8826662795226853E-2" table:style-name="ce4">
            <text:p>0,0688266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In-degree Centrality</text:p>
          </table:table-cell>
          <table:table-cell office:value-type="float" office:value="0.20614664171055774" table:style-name="ce4">
            <text:p>0,206146642</text:p>
          </table:table-cell>
          <table:table-cell office:value-type="float" office:value="0.13862188401825049" table:style-name="ce4">
            <text:p>0,1386218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Out-degree Centrality</text:p>
          </table:table-cell>
          <table:table-cell office:value-type="float" office:value="0.17811037274683977" table:style-name="ce4">
            <text:p>0,178110373</text:p>
          </table:table-cell>
          <table:table-cell office:value-type="float" office:value="0.20196448280606927" table:style-name="ce4">
            <text:p>0,2019644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Eigenvector Centrality</text:p>
          </table:table-cell>
          <table:table-cell office:value-type="float" office:value="0.14059874646087497" table:style-name="ce4">
            <text:p>0,140598746</text:p>
          </table:table-cell>
          <table:table-cell office:value-type="float" office:value="0.31529858805996525" table:style-name="ce4">
            <text:p>0,3152985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loseness Centrality</text:p>
          </table:table-cell>
          <table:table-cell office:value-type="float" office:value="0.15979716142685174" table:style-name="ce4">
            <text:p>0,159797161</text:p>
          </table:table-cell>
          <table:table-cell office:value-type="float" office:value="0.2530536785641655" table:style-name="ce4">
            <text:p>0,2530536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Betweenness Centrality</text:p>
          </table:table-cell>
          <table:table-cell office:value-type="float" office:value="4.7523842229539322E-2" table:style-name="ce4">
            <text:p>0,047523842</text:p>
          </table:table-cell>
          <table:table-cell office:value-type="float" office:value="0.73542357502569855" table:style-name="ce4">
            <text:p>0,735423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Load Centrality</text:p>
          </table:table-cell>
          <table:table-cell office:value-type="float" office:value="4.7523842229539322E-2" table:style-name="ce4">
            <text:p>0,047523842</text:p>
          </table:table-cell>
          <table:table-cell office:value-type="float" office:value="0.73542357502569855" table:style-name="ce4">
            <text:p>0,735423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Harmonic Centrality</text:p>
          </table:table-cell>
          <table:table-cell office:value-type="float" office:value="-0.2031587813342941" table:style-name="ce4">
            <text:p>-0,203158781</text:p>
          </table:table-cell>
          <table:table-cell office:value-type="float" office:value="0.1445610129208672" table:style-name="ce4">
            <text:p>0,144561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Information Centrality</text:p>
          </table:table-cell>
          <table:table-cell office:value-type="float" office:value="0.35504361494535558" table:style-name="ce4">
            <text:p>0,355043615</text:p>
          </table:table-cell>
          <table:table-cell office:value-type="float" office:value="9.0882280378389232E-3" table:style-name="ce4">
            <text:p>0,0090882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urrrent Flow Centrality</text:p>
          </table:table-cell>
          <table:table-cell office:value-type="float" office:value="5.65074535418107E-2" table:style-name="ce4">
            <text:p>0,056507454</text:p>
          </table:table-cell>
          <table:table-cell office:value-type="float" office:value="0.68776322054659322" table:style-name="ce4">
            <text:p>0,6877632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bgraph Centrality</text:p>
          </table:table-cell>
          <table:table-cell office:value-type="float" office:value="-0.29064352382454051" table:style-name="ce4">
            <text:p>-0,290643524</text:p>
          </table:table-cell>
          <table:table-cell office:value-type="float" office:value="3.4748765307026197E-2" table:style-name="ce4">
            <text:p>0,0347487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Degree Centrality</text:p>
          </table:table-cell>
          <table:table-cell office:value-type="float" office:value="0.18090490364838541" table:style-name="ce4">
            <text:p>0,180904904</text:p>
          </table:table-cell>
          <table:table-cell office:value-type="float" office:value="0.19486209796543374" table:style-name="ce4">
            <text:p>0,1948620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In-degree Centrality</text:p>
          </table:table-cell>
          <table:table-cell office:value-type="float" office:value="0.1565491951228192" table:style-name="ce4">
            <text:p>0,156549195</text:p>
          </table:table-cell>
          <table:table-cell office:value-type="float" office:value="0.26295329342688711" table:style-name="ce4">
            <text:p>0,2629532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Out-degree Centrality</text:p>
          </table:table-cell>
          <table:table-cell office:value-type="float" office:value="0.22041164093671464" table:style-name="ce4">
            <text:p>0,220411641</text:p>
          </table:table-cell>
          <table:table-cell office:value-type="float" office:value="0.11275485664909957" table:style-name="ce4">
            <text:p>0,112754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Eigenvector Centrality</text:p>
          </table:table-cell>
          <table:table-cell office:value-type="float" office:value="8.7753683657330467E-2" table:style-name="ce4">
            <text:p>0,087753684</text:p>
          </table:table-cell>
          <table:table-cell office:value-type="float" office:value="0.53208265154821155" table:style-name="ce4">
            <text:p>0,532082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loseness Centrality</text:p>
          </table:table-cell>
          <table:table-cell office:value-type="float" office:value="0.16678957931261665" table:style-name="ce4">
            <text:p>0,166789579</text:p>
          </table:table-cell>
          <table:table-cell office:value-type="float" office:value="0.23260492133473262" table:style-name="ce4">
            <text:p>0,2326049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Betweenness Centrality</text:p>
          </table:table-cell>
          <table:table-cell office:value-type="float" office:value="0.40544420803944081" table:style-name="ce4">
            <text:p>0,405444208</text:p>
          </table:table-cell>
          <table:table-cell office:value-type="float" office:value="2.5970264125741906E-3" table:style-name="ce4">
            <text:p>0,0025970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Load Centrality</text:p>
          </table:table-cell>
          <table:table-cell office:value-type="float" office:value="0.40544420803944081" table:style-name="ce4">
            <text:p>0,405444208</text:p>
          </table:table-cell>
          <table:table-cell office:value-type="float" office:value="2.5970264125741906E-3" table:style-name="ce4">
            <text:p>0,0025970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Harmonic Centrality</text:p>
          </table:table-cell>
          <table:table-cell office:value-type="float" office:value="8.8379926870095424E-2" table:style-name="ce4">
            <text:p>0,088379927</text:p>
          </table:table-cell>
          <table:table-cell office:value-type="float" office:value="0.5291484188841783" table:style-name="ce4">
            <text:p>0,5291484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Information Centrality</text:p>
          </table:table-cell>
          <table:table-cell office:value-type="float" office:value="0.11298220889551318" table:style-name="ce4">
            <text:p>0,112982209</text:p>
          </table:table-cell>
          <table:table-cell office:value-type="float" office:value="0.42053493368163897" table:style-name="ce4">
            <text:p>0,4205349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urrrent Flow Centrality</text:p>
          </table:table-cell>
          <table:table-cell office:value-type="float" office:value="0.33653329683082456" table:style-name="ce4">
            <text:p>0,336533297</text:p>
          </table:table-cell>
          <table:table-cell office:value-type="float" office:value="1.3742925979717345E-2" table:style-name="ce4">
            <text:p>0,0137429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Subgraph Centrality</text:p>
          </table:table-cell>
          <table:table-cell office:value-type="float" office:value="1.6347322893713184E-2" table:style-name="ce4">
            <text:p>0,016347323</text:p>
          </table:table-cell>
          <table:table-cell office:value-type="float" office:value="0.90750974622297764" table:style-name="ce4">
            <text:p>0,9075097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Degree Centrality</text:p>
          </table:table-cell>
          <table:table-cell office:value-type="float" office:value="-8.0186296134945462E-2" table:style-name="ce4">
            <text:p>-0,080186296</text:p>
          </table:table-cell>
          <table:table-cell office:value-type="float" office:value="0.56815868920592716" table:style-name="ce4">
            <text:p>0,5681586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In-degree Centrality</text:p>
          </table:table-cell>
          <table:table-cell office:value-type="float" office:value="-0.23045745870287998" table:style-name="ce4">
            <text:p>-0,230457459</text:p>
          </table:table-cell>
          <table:table-cell office:value-type="float" office:value="9.6878292719137518E-2" table:style-name="ce4">
            <text:p>0,0968782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Out-degree Centrality</text:p>
          </table:table-cell>
          <table:table-cell office:value-type="float" office:value="0.10879151177944726" table:style-name="ce4">
            <text:p>0,108791512</text:p>
          </table:table-cell>
          <table:table-cell office:value-type="float" office:value="0.43808319746320479" table:style-name="ce4">
            <text:p>0,438083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Eigenvector Centrality</text:p>
          </table:table-cell>
          <table:table-cell office:value-type="float" office:value="-0.3795017220047352" table:style-name="ce4">
            <text:p>-0,379501722</text:p>
          </table:table-cell>
          <table:table-cell office:value-type="float" office:value="5.0690127949905911E-3" table:style-name="ce4">
            <text:p>0,005069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loseness Centrality</text:p>
          </table:table-cell>
          <table:table-cell office:value-type="float" office:value="-0.24670092686419792" table:style-name="ce4">
            <text:p>-0,246700927</text:p>
          </table:table-cell>
          <table:table-cell office:value-type="float" office:value="7.4941706349307094E-2" table:style-name="ce4">
            <text:p>0,0749417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Betweenness Centrality</text:p>
          </table:table-cell>
          <table:table-cell office:value-type="float" office:value="1.9413442350737435E-2" table:style-name="ce4">
            <text:p>0,019413442</text:p>
          </table:table-cell>
          <table:table-cell office:value-type="float" office:value="0.89026030850773952" table:style-name="ce4">
            <text:p>0,8902603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Load Centrality</text:p>
          </table:table-cell>
          <table:table-cell office:value-type="float" office:value="1.9413442350737435E-2" table:style-name="ce4">
            <text:p>0,019413442</text:p>
          </table:table-cell>
          <table:table-cell office:value-type="float" office:value="0.89026030850773952" table:style-name="ce4">
            <text:p>0,8902603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Harmonic Centrality</text:p>
          </table:table-cell>
          <table:table-cell office:value-type="float" office:value="-0.21653269230662156" table:style-name="ce4">
            <text:p>-0,216532692</text:p>
          </table:table-cell>
          <table:table-cell office:value-type="float" office:value="0.11939153774193367" table:style-name="ce4">
            <text:p>0,1193915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Information Centrality</text:p>
          </table:table-cell>
          <table:table-cell office:value-type="float" office:value="-0.11893382758569089" table:style-name="ce4">
            <text:p>-0,118933828</text:p>
          </table:table-cell>
          <table:table-cell office:value-type="float" office:value="0.3963146996391268" table:style-name="ce4">
            <text:p>0,3963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urrrent Flow Centrality</text:p>
          </table:table-cell>
          <table:table-cell office:value-type="float" office:value="-4.2849160216368892E-2" table:style-name="ce4">
            <text:p>-0,04284916</text:p>
          </table:table-cell>
          <table:table-cell office:value-type="float" office:value="0.7606341821542224" table:style-name="ce4">
            <text:p>0,7606341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bgraph Centrality</text:p>
          </table:table-cell>
          <table:table-cell office:value-type="float" office:value="0.40317775751091289" table:style-name="ce4">
            <text:p>0,403177758</text:p>
          </table:table-cell>
          <table:table-cell office:value-type="float" office:value="2.7591394293293089E-3" table:style-name="ce4">
            <text:p>0,002759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Degree Centrality</text:p>
          </table:table-cell>
          <table:table-cell office:value-type="float" office:value="2.3122776353806815E-2" table:style-name="ce4">
            <text:p>0,023122776</text:p>
          </table:table-cell>
          <table:table-cell office:value-type="float" office:value="0.86946016254134928" table:style-name="ce4">
            <text:p>0,8694601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In-degree Centrality</text:p>
          </table:table-cell>
          <table:table-cell office:value-type="float" office:value="-0.12941702514683717" table:style-name="ce4">
            <text:p>-0,129417025</text:p>
          </table:table-cell>
          <table:table-cell office:value-type="float" office:value="0.35569667687093953" table:style-name="ce4">
            <text:p>0,3556966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Out-degree Centrality</text:p>
          </table:table-cell>
          <table:table-cell office:value-type="float" office:value="0.23230565952414561" table:style-name="ce4">
            <text:p>0,23230566</text:p>
          </table:table-cell>
          <table:table-cell office:value-type="float" office:value="9.4156310591597459E-2" table:style-name="ce4">
            <text:p>0,0941563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Eigenvector Centrality</text:p>
          </table:table-cell>
          <table:table-cell office:value-type="float" office:value="-0.24517588376007807" table:style-name="ce4">
            <text:p>-0,245175884</text:p>
          </table:table-cell>
          <table:table-cell office:value-type="float" office:value="7.6816770525497166E-2" table:style-name="ce4">
            <text:p>0,0768167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loseness Centrality</text:p>
          </table:table-cell>
          <table:table-cell office:value-type="float" office:value="-0.11839477841856468" table:style-name="ce4">
            <text:p>-0,118394778</text:p>
          </table:table-cell>
          <table:table-cell office:value-type="float" office:value="0.39847409731904793" table:style-name="ce4">
            <text:p>0,398474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Betweenness Centrality</text:p>
          </table:table-cell>
          <table:table-cell office:value-type="float" office:value="0.26914408369256421" table:style-name="ce4">
            <text:p>0,269144084</text:p>
          </table:table-cell>
          <table:table-cell office:value-type="float" office:value="5.13190287966859E-2" table:style-name="ce4">
            <text:p>0,051319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Load Centrality</text:p>
          </table:table-cell>
          <table:table-cell office:value-type="float" office:value="0.26914408369256421" table:style-name="ce4">
            <text:p>0,269144084</text:p>
          </table:table-cell>
          <table:table-cell office:value-type="float" office:value="5.13190287966859E-2" table:style-name="ce4">
            <text:p>0,051319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Harmonic Centrality</text:p>
          </table:table-cell>
          <table:table-cell office:value-type="float" office:value="-5.3063905884205329E-2" table:style-name="ce4">
            <text:p>-0,053063906</text:p>
          </table:table-cell>
          <table:table-cell office:value-type="float" office:value="0.70590204419479163" table:style-name="ce4">
            <text:p>0,7059020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Information Centrality</text:p>
          </table:table-cell>
          <table:table-cell office:value-type="float" office:value="-7.8170015124365444E-2" table:style-name="ce4">
            <text:p>-0,078170015</text:p>
          </table:table-cell>
          <table:table-cell office:value-type="float" office:value="0.57795876651900557" table:style-name="ce4">
            <text:p>0,5779587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urrrent Flow Centrality</text:p>
          </table:table-cell>
          <table:table-cell office:value-type="float" office:value="0.15483291578584224" table:style-name="ce4">
            <text:p>0,154832916</text:p>
          </table:table-cell>
          <table:table-cell office:value-type="float" office:value="0.2682877698271533" table:style-name="ce4">
            <text:p>0,268287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Subgraph Centrality</text:p>
          </table:table-cell>
          <table:table-cell office:value-type="float" office:value="0.47553335586015066" table:style-name="ce4">
            <text:p>0,475533356</text:p>
          </table:table-cell>
          <table:table-cell office:value-type="float" office:value="3.2005085584000173E-4" table:style-name="ce4">
            <text:p>0,0003200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Degree Centrality</text:p>
          </table:table-cell>
          <table:table-cell office:value-type="float" office:value="-7.2485518873290508E-2" table:style-name="ce4">
            <text:p>-0,072485519</text:p>
          </table:table-cell>
          <table:table-cell office:value-type="float" office:value="0.60599501284861401" table:style-name="ce4">
            <text:p>0,605995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In-degree Centrality</text:p>
          </table:table-cell>
          <table:table-cell office:value-type="float" office:value="4.1175590252349042E-2" table:style-name="ce4">
            <text:p>0,04117559</text:p>
          </table:table-cell>
          <table:table-cell office:value-type="float" office:value="0.76972161026551833" table:style-name="ce4">
            <text:p>0,76972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Out-degree Centrality</text:p>
          </table:table-cell>
          <table:table-cell office:value-type="float" office:value="-8.929852803581792E-2" table:style-name="ce4">
            <text:p>-0,089298528</text:p>
          </table:table-cell>
          <table:table-cell office:value-type="float" office:value="0.52485885789258346" table:style-name="ce4">
            <text:p>0,5248588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Eigenvector Centrality</text:p>
          </table:table-cell>
          <table:table-cell office:value-type="float" office:value="3.4171148593193729E-2" table:style-name="ce4">
            <text:p>0,034171149</text:p>
          </table:table-cell>
          <table:table-cell office:value-type="float" office:value="0.80807617517170161" table:style-name="ce4">
            <text:p>0,808076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loseness Centrality</text:p>
          </table:table-cell>
          <table:table-cell office:value-type="float" office:value="8.9441375905384604E-2" table:style-name="ce4">
            <text:p>0,089441376</text:p>
          </table:table-cell>
          <table:table-cell office:value-type="float" office:value="0.52419336154205154" table:style-name="ce4">
            <text:p>0,5241933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Betweenness Centrality</text:p>
          </table:table-cell>
          <table:table-cell office:value-type="float" office:value="0.29610815487668779" table:style-name="ce4">
            <text:p>0,296108155</text:p>
          </table:table-cell>
          <table:table-cell office:value-type="float" office:value="3.1331878930872359E-2" table:style-name="ce4">
            <text:p>0,031331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Load Centrality</text:p>
          </table:table-cell>
          <table:table-cell office:value-type="float" office:value="0.29610815487668779" table:style-name="ce4">
            <text:p>0,296108155</text:p>
          </table:table-cell>
          <table:table-cell office:value-type="float" office:value="3.1331878930872359E-2" table:style-name="ce4">
            <text:p>0,031331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Harmonic Centrality</text:p>
          </table:table-cell>
          <table:table-cell office:value-type="float" office:value="0.36942138822548776" table:style-name="ce4">
            <text:p>0,369421388</text:p>
          </table:table-cell>
          <table:table-cell office:value-type="float" office:value="6.4823345994385519E-3" table:style-name="ce4">
            <text:p>0,00648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Information Centrality</text:p>
          </table:table-cell>
          <table:table-cell office:value-type="float" office:value="-0.19275626775776811" table:style-name="ce4">
            <text:p>-0,192756268</text:p>
          </table:table-cell>
          <table:table-cell office:value-type="float" office:value="0.16671625631791664" table:style-name="ce4">
            <text:p>0,1667162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urrrent Flow Centrality</text:p>
          </table:table-cell>
          <table:table-cell office:value-type="float" office:value="0.10378710856358067" table:style-name="ce4">
            <text:p>0,103787109</text:p>
          </table:table-cell>
          <table:table-cell office:value-type="float" office:value="0.4595638350319784" table:style-name="ce4">
            <text:p>0,459563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bgraph Centrality</text:p>
          </table:table-cell>
          <table:table-cell office:value-type="float" office:value="0.23907698529846391" table:style-name="ce4">
            <text:p>0,239076985</text:p>
          </table:table-cell>
          <table:table-cell office:value-type="float" office:value="8.468900651801059E-2" table:style-name="ce4">
            <text:p>0,0846890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Degree Centrality</text:p>
          </table:table-cell>
          <table:table-cell office:value-type="float" office:value="-0.25675782663554242" table:style-name="ce4">
            <text:p>-0,256757827</text:p>
          </table:table-cell>
          <table:table-cell office:value-type="float" office:value="6.346775336053824E-2" table:style-name="ce4">
            <text:p>0,0634677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In-degree Centrality</text:p>
          </table:table-cell>
          <table:table-cell office:value-type="float" office:value="-0.29042415817139744" table:style-name="ce4">
            <text:p>-0,290424158</text:p>
          </table:table-cell>
          <table:table-cell office:value-type="float" office:value="3.4892129827735749E-2" table:style-name="ce4">
            <text:p>0,034892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Out-degree Centrality</text:p>
          </table:table-cell>
          <table:table-cell office:value-type="float" office:value="-9.8332908583412079E-2" table:style-name="ce4">
            <text:p>-0,098332909</text:p>
          </table:table-cell>
          <table:table-cell office:value-type="float" office:value="0.48361217701113524" table:style-name="ce4">
            <text:p>0,4836121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Eigenvector Centrality</text:p>
          </table:table-cell>
          <table:table-cell office:value-type="float" office:value="-0.32246939779590111" table:style-name="ce4">
            <text:p>-0,322469398</text:p>
          </table:table-cell>
          <table:table-cell office:value-type="float" office:value="1.8526522200565859E-2" table:style-name="ce4">
            <text:p>0,0185265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loseness Centrality</text:p>
          </table:table-cell>
          <table:table-cell office:value-type="float" office:value="-0.26061847796494425" table:style-name="ce4">
            <text:p>-0,260618478</text:p>
          </table:table-cell>
          <table:table-cell office:value-type="float" office:value="5.9456240939138476E-2" table:style-name="ce4">
            <text:p>0,0594562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Betweenness Centrality</text:p>
          </table:table-cell>
          <table:table-cell office:value-type="float" office:value="0.13664308610908951" table:style-name="ce4">
            <text:p>0,136643086</text:p>
          </table:table-cell>
          <table:table-cell office:value-type="float" office:value="0.32924185396249461" table:style-name="ce4">
            <text:p>0,3292418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Load Centrality</text:p>
          </table:table-cell>
          <table:table-cell office:value-type="float" office:value="0.13664308610908951" table:style-name="ce4">
            <text:p>0,136643086</text:p>
          </table:table-cell>
          <table:table-cell office:value-type="float" office:value="0.32924185396249461" table:style-name="ce4">
            <text:p>0,3292418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Harmonic Centrality</text:p>
          </table:table-cell>
          <table:table-cell office:value-type="float" office:value="8.0452682903757441E-2" table:style-name="ce4">
            <text:p>0,080452683</text:p>
          </table:table-cell>
          <table:table-cell office:value-type="float" office:value="0.56686971491230964" table:style-name="ce4">
            <text:p>0,566869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Information Centrality</text:p>
          </table:table-cell>
          <table:table-cell office:value-type="float" office:value="-0.40129059452785004" table:style-name="ce4">
            <text:p>-0,401290595</text:p>
          </table:table-cell>
          <table:table-cell office:value-type="float" office:value="2.9008985881976948E-3" table:style-name="ce4">
            <text:p>0,0029008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urrrent Flow Centrality</text:p>
          </table:table-cell>
          <table:table-cell office:value-type="float" office:value="7.2167444174285972E-2" table:style-name="ce4">
            <text:p>0,072167444</text:p>
          </table:table-cell>
          <table:table-cell office:value-type="float" office:value="0.60758107103627723" table:style-name="ce4">
            <text:p>0,6075810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Subgraph Centrality</text:p>
          </table:table-cell>
          <table:table-cell office:value-type="float" office:value="0.45814853678074841" table:style-name="ce4">
            <text:p>0,458148537</text:p>
          </table:table-cell>
          <table:table-cell office:value-type="float" office:value="5.6119338251938474E-4" table:style-name="ce4">
            <text:p>0,0005611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Degree Centrality</text:p>
          </table:table-cell>
          <table:table-cell office:value-type="float" office:value="-0.24862188950735101" table:style-name="ce4">
            <text:p>-0,24862189</text:p>
          </table:table-cell>
          <table:table-cell office:value-type="float" office:value="7.2631666159079789E-2" table:style-name="ce4">
            <text:p>0,0726316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In-degree Centrality</text:p>
          </table:table-cell>
          <table:table-cell office:value-type="float" office:value="-0.28888783746437269" table:style-name="ce4">
            <text:p>-0,288887837</text:p>
          </table:table-cell>
          <table:table-cell office:value-type="float" office:value="3.5909969856997077E-2" table:style-name="ce4">
            <text:p>0,035909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Out-degree Centrality</text:p>
          </table:table-cell>
          <table:table-cell office:value-type="float" office:value="-8.5049381127261917E-2" table:style-name="ce4">
            <text:p>-0,085049381</text:p>
          </table:table-cell>
          <table:table-cell office:value-type="float" office:value="0.54484462613314499" table:style-name="ce4">
            <text:p>0,544844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Eigenvector Centrality</text:p>
          </table:table-cell>
          <table:table-cell office:value-type="float" office:value="-0.3266527773672826" table:style-name="ce4">
            <text:p>-0,326652777</text:p>
          </table:table-cell>
          <table:table-cell office:value-type="float" office:value="1.6974760626708156E-2" table:style-name="ce4">
            <text:p>0,0169747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loseness Centrality</text:p>
          </table:table-cell>
          <table:table-cell office:value-type="float" office:value="-0.25904561204415977" table:style-name="ce4">
            <text:p>-0,259045612</text:p>
          </table:table-cell>
          <table:table-cell office:value-type="float" office:value="6.1065201951544863E-2" table:style-name="ce4">
            <text:p>0,061065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Betweenness Centrality</text:p>
          </table:table-cell>
          <table:table-cell office:value-type="float" office:value="0.13126375084775227" table:style-name="ce4">
            <text:p>0,131263751</text:p>
          </table:table-cell>
          <table:table-cell office:value-type="float" office:value="0.34881518488746188" table:style-name="ce4">
            <text:p>0,348815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Load Centrality</text:p>
          </table:table-cell>
          <table:table-cell office:value-type="float" office:value="0.13126375084775227" table:style-name="ce4">
            <text:p>0,131263751</text:p>
          </table:table-cell>
          <table:table-cell office:value-type="float" office:value="0.34881518488746188" table:style-name="ce4">
            <text:p>0,348815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Harmonic Centrality</text:p>
          </table:table-cell>
          <table:table-cell office:value-type="float" office:value="7.0062219232998282E-2" table:style-name="ce4">
            <text:p>0,070062219</text:p>
          </table:table-cell>
          <table:table-cell office:value-type="float" office:value="0.61812359017614293" table:style-name="ce4">
            <text:p>0,618123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Information Centrality</text:p>
          </table:table-cell>
          <table:table-cell office:value-type="float" office:value="-0.39134557070058018" table:style-name="ce4">
            <text:p>-0,391345571</text:p>
          </table:table-cell>
          <table:table-cell office:value-type="float" office:value="3.7597651219573296E-3" table:style-name="ce4">
            <text:p>0,0037597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urrrent Flow Centrality</text:p>
          </table:table-cell>
          <table:table-cell office:value-type="float" office:value="7.6336803589411001E-2" table:style-name="ce4">
            <text:p>0,076336804</text:p>
          </table:table-cell>
          <table:table-cell office:value-type="float" office:value="0.58693542741962124" table:style-name="ce4">
            <text:p>0,5869354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Subgraph Centrality</text:p>
          </table:table-cell>
          <table:table-cell office:value-type="float" office:value="0.45715322443622369" table:style-name="ce4">
            <text:p>0,457153224</text:p>
          </table:table-cell>
          <table:table-cell office:value-type="float" office:value="5.7901363049943984E-4" table:style-name="ce4">
            <text:p>0,0005790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Degree Centrality</text:p>
          </table:table-cell>
          <table:table-cell office:value-type="float" office:value="-0.24471788448961138" table:style-name="ce4">
            <text:p>-0,244717884</text:p>
          </table:table-cell>
          <table:table-cell office:value-type="float" office:value="7.7387073421662511E-2" table:style-name="ce4">
            <text:p>0,0773870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In-degree Centrality</text:p>
          </table:table-cell>
          <table:table-cell office:value-type="float" office:value="-0.26796544598869892" table:style-name="ce4">
            <text:p>-0,267965446</text:p>
          </table:table-cell>
          <table:table-cell office:value-type="float" office:value="5.2386879717524988E-2" table:style-name="ce4">
            <text:p>0,052386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Out-degree Centrality</text:p>
          </table:table-cell>
          <table:table-cell office:value-type="float" office:value="-9.7806631180536674E-2" table:style-name="ce4">
            <text:p>-0,097806631</text:p>
          </table:table-cell>
          <table:table-cell office:value-type="float" office:value="0.48596712605230541" table:style-name="ce4">
            <text:p>0,4859671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Eigenvector Centrality</text:p>
          </table:table-cell>
          <table:table-cell office:value-type="float" office:value="-0.29983713024787451" table:style-name="ce4">
            <text:p>-0,29983713</text:p>
          </table:table-cell>
          <table:table-cell office:value-type="float" office:value="2.9164604345939895E-2" table:style-name="ce4">
            <text:p>0,0291646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loseness Centrality</text:p>
          </table:table-cell>
          <table:table-cell office:value-type="float" office:value="-0.23717960033932384" table:style-name="ce4">
            <text:p>-0,2371796</text:p>
          </table:table-cell>
          <table:table-cell office:value-type="float" office:value="8.7263084032128679E-2" table:style-name="ce4">
            <text:p>0,0872630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Betweenness Centrality</text:p>
          </table:table-cell>
          <table:table-cell office:value-type="float" office:value="0.1417524632502731" table:style-name="ce4">
            <text:p>0,141752463</text:p>
          </table:table-cell>
          <table:table-cell office:value-type="float" office:value="0.31130384908226394" table:style-name="ce4">
            <text:p>0,311303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Load Centrality</text:p>
          </table:table-cell>
          <table:table-cell office:value-type="float" office:value="0.1417524632502731" table:style-name="ce4">
            <text:p>0,141752463</text:p>
          </table:table-cell>
          <table:table-cell office:value-type="float" office:value="0.31130384908226394" table:style-name="ce4">
            <text:p>0,311303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Harmonic Centrality</text:p>
          </table:table-cell>
          <table:table-cell office:value-type="float" office:value="9.966314450483113E-2" table:style-name="ce4">
            <text:p>0,099663145</text:p>
          </table:table-cell>
          <table:table-cell office:value-type="float" office:value="0.47768661895841447" table:style-name="ce4">
            <text:p>0,4776866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Information Centrality</text:p>
          </table:table-cell>
          <table:table-cell office:value-type="float" office:value="-0.3885864199272196" table:style-name="ce4">
            <text:p>-0,38858642</text:p>
          </table:table-cell>
          <table:table-cell office:value-type="float" office:value="4.0346857657776259E-3" table:style-name="ce4">
            <text:p>0,0040346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urrrent Flow Centrality</text:p>
          </table:table-cell>
          <table:table-cell office:value-type="float" office:value="7.6825359682601152E-2" table:style-name="ce4">
            <text:p>0,07682536</text:p>
          </table:table-cell>
          <table:table-cell office:value-type="float" office:value="0.58453700482010074" table:style-name="ce4">
            <text:p>0,584537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Subgraph Centrality</text:p>
          </table:table-cell>
          <table:table-cell office:value-type="float" office:value="0.44825014148200037" table:style-name="ce4">
            <text:p>0,448250141</text:p>
          </table:table-cell>
          <table:table-cell office:value-type="float" office:value="7.6263875734968345E-4" table:style-name="ce4">
            <text:p>0,0007626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Degree Centrality</text:p>
          </table:table-cell>
          <table:table-cell office:value-type="float" office:value="0.14645677983791897" table:style-name="ce4">
            <text:p>0,14645678</text:p>
          </table:table-cell>
          <table:table-cell office:value-type="float" office:value="0.29535203106409025" table:style-name="ce4">
            <text:p>0,295352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In-degree Centrality</text:p>
          </table:table-cell>
          <table:table-cell office:value-type="float" office:value="0.19683421896768963" table:style-name="ce4">
            <text:p>0,196834219</text:p>
          </table:table-cell>
          <table:table-cell office:value-type="float" office:value="0.1577533881029427" table:style-name="ce4">
            <text:p>0,1577533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Out-degree Centrality</text:p>
          </table:table-cell>
          <table:table-cell office:value-type="float" office:value="0.15756443075443782" table:style-name="ce4">
            <text:p>0,157564431</text:p>
          </table:table-cell>
          <table:table-cell office:value-type="float" office:value="0.2598314462093485" table:style-name="ce4">
            <text:p>0,2598314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Eigenvector Centrality</text:p>
          </table:table-cell>
          <table:table-cell office:value-type="float" office:value="0.11762987410253999" table:style-name="ce4">
            <text:p>0,117629874</text:p>
          </table:table-cell>
          <table:table-cell office:value-type="float" office:value="0.4015500273878323" table:style-name="ce4">
            <text:p>0,4015500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loseness Centrality</text:p>
          </table:table-cell>
          <table:table-cell office:value-type="float" office:value="0.20036908113859139" table:style-name="ce4">
            <text:p>0,200369081</text:p>
          </table:table-cell>
          <table:table-cell office:value-type="float" office:value="0.15027512359366124" table:style-name="ce4">
            <text:p>0,1502751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Betweenness Centrality</text:p>
          </table:table-cell>
          <table:table-cell office:value-type="float" office:value="0.43852030941046755" table:style-name="ce4">
            <text:p>0,438520309</text:p>
          </table:table-cell>
          <table:table-cell office:value-type="float" office:value="1.0219097981399674E-3" table:style-name="ce4">
            <text:p>0,001021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Load Centrality</text:p>
          </table:table-cell>
          <table:table-cell office:value-type="float" office:value="0.43852030941046755" table:style-name="ce4">
            <text:p>0,438520309</text:p>
          </table:table-cell>
          <table:table-cell office:value-type="float" office:value="1.0219097981399674E-3" table:style-name="ce4">
            <text:p>0,001021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Harmonic Centrality</text:p>
          </table:table-cell>
          <table:table-cell office:value-type="float" office:value="0.1957835937399128" table:style-name="ce4">
            <text:p>0,195783594</text:p>
          </table:table-cell>
          <table:table-cell office:value-type="float" office:value="0.16002791543572592" table:style-name="ce4">
            <text:p>0,160027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Information Centrality</text:p>
          </table:table-cell>
          <table:table-cell office:value-type="float" office:value="6.0221073446251057E-2" table:style-name="ce4">
            <text:p>0,060221073</text:p>
          </table:table-cell>
          <table:table-cell office:value-type="float" office:value="0.66839556827827695" table:style-name="ce4">
            <text:p>0,6683955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urrrent Flow Centrality</text:p>
          </table:table-cell>
          <table:table-cell office:value-type="float" office:value="0.31586130667819234" table:style-name="ce4">
            <text:p>0,315861307</text:p>
          </table:table-cell>
          <table:table-cell office:value-type="float" office:value="2.1222465496124134E-2" table:style-name="ce4">
            <text:p>0,0212224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Subgraph Centrality</text:p>
          </table:table-cell>
          <table:table-cell office:value-type="float" office:value="6.3973196680019231E-2" table:style-name="ce4">
            <text:p>0,063973197</text:p>
          </table:table-cell>
          <table:table-cell office:value-type="float" office:value="0.64904228384383522" table:style-name="ce4">
            <text:p>0,6490422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Degree Centrality</text:p>
          </table:table-cell>
          <table:table-cell office:value-type="float" office:value="-0.25523758758494819" table:style-name="ce4">
            <text:p>-0,255237588</text:p>
          </table:table-cell>
          <table:table-cell office:value-type="float" office:value="6.5105737771390837E-2" table:style-name="ce4">
            <text:p>0,0651057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In-degree Centrality</text:p>
          </table:table-cell>
          <table:table-cell office:value-type="float" office:value="-0.2820749282540615" table:style-name="ce4">
            <text:p>-0,282074928</text:p>
          </table:table-cell>
          <table:table-cell office:value-type="float" office:value="4.0724067091366868E-2" table:style-name="ce4">
            <text:p>0,0407240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Out-degree Centrality</text:p>
          </table:table-cell>
          <table:table-cell office:value-type="float" office:value="-8.883788289700574E-2" table:style-name="ce4">
            <text:p>-0,088837883</text:p>
          </table:table-cell>
          <table:table-cell office:value-type="float" office:value="0.52700775585892834" table:style-name="ce4">
            <text:p>0,5270077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Eigenvector Centrality</text:p>
          </table:table-cell>
          <table:table-cell office:value-type="float" office:value="-0.32822188454841944" table:style-name="ce4">
            <text:p>-0,328221885</text:p>
          </table:table-cell>
          <table:table-cell office:value-type="float" office:value="1.6421975198017118E-2" table:style-name="ce4">
            <text:p>0,0164219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loseness Centrality</text:p>
          </table:table-cell>
          <table:table-cell office:value-type="float" office:value="-0.25725621336423588" table:style-name="ce4">
            <text:p>-0,257256213</text:p>
          </table:table-cell>
          <table:table-cell office:value-type="float" office:value="6.2938013637208856E-2" table:style-name="ce4">
            <text:p>0,0629380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Betweenness Centrality</text:p>
          </table:table-cell>
          <table:table-cell office:value-type="float" office:value="0.16779816983517926" table:style-name="ce4">
            <text:p>0,16779817</text:p>
          </table:table-cell>
          <table:table-cell office:value-type="float" office:value="0.22975209873084809" table:style-name="ce4">
            <text:p>0,2297520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Load Centrality</text:p>
          </table:table-cell>
          <table:table-cell office:value-type="float" office:value="0.16779816983517926" table:style-name="ce4">
            <text:p>0,16779817</text:p>
          </table:table-cell>
          <table:table-cell office:value-type="float" office:value="0.22975209873084809" table:style-name="ce4">
            <text:p>0,2297520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Harmonic Centrality</text:p>
          </table:table-cell>
          <table:table-cell office:value-type="float" office:value="5.8948760270304587E-2" table:style-name="ce4">
            <text:p>0,05894876</text:p>
          </table:table-cell>
          <table:table-cell office:value-type="float" office:value="0.67500775911885769" table:style-name="ce4">
            <text:p>0,6750077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Information Centrality</text:p>
          </table:table-cell>
          <table:table-cell office:value-type="float" office:value="-0.39581780311849113" table:style-name="ce4">
            <text:p>-0,395817803</text:p>
          </table:table-cell>
          <table:table-cell office:value-type="float" office:value="3.3491389426720066E-3" table:style-name="ce4">
            <text:p>0,003349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urrrent Flow Centrality</text:p>
          </table:table-cell>
          <table:table-cell office:value-type="float" office:value="7.345646800132713E-2" table:style-name="ce4">
            <text:p>0,073456468</text:p>
          </table:table-cell>
          <table:table-cell office:value-type="float" office:value="0.60116460049507858" table:style-name="ce4">
            <text:p>0,60116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Subgraph Centrality</text:p>
          </table:table-cell>
          <table:table-cell office:value-type="float" office:value="0.43213385756185363" table:style-name="ce4">
            <text:p>0,432133858</text:p>
          </table:table-cell>
          <table:table-cell office:value-type="float" office:value="1.2325899577281018E-3" table:style-name="ce4">
            <text:p>0,001232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Degree Centrality</text:p>
          </table:table-cell>
          <table:table-cell office:value-type="float" office:value="-0.26693925422203441" table:style-name="ce4">
            <text:p>-0,266939254</text:p>
          </table:table-cell>
          <table:table-cell office:value-type="float" office:value="5.3331227149069807E-2" table:style-name="ce4">
            <text:p>0,0533312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In-degree Centrality</text:p>
          </table:table-cell>
          <table:table-cell office:value-type="float" office:value="-0.28461202977064498" table:style-name="ce4">
            <text:p>-0,28461203</text:p>
          </table:table-cell>
          <table:table-cell office:value-type="float" office:value="3.8872772057991098E-2" table:style-name="ce4">
            <text:p>0,0388727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Out-degree Centrality</text:p>
          </table:table-cell>
          <table:table-cell office:value-type="float" office:value="-0.11630730603546434" table:style-name="ce4">
            <text:p>-0,116307306</text:p>
          </table:table-cell>
          <table:table-cell office:value-type="float" office:value="0.40690100501179816" table:style-name="ce4">
            <text:p>0,40690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Eigenvector Centrality</text:p>
          </table:table-cell>
          <table:table-cell office:value-type="float" office:value="-0.32398495142634937" table:style-name="ce4">
            <text:p>-0,323984951</text:p>
          </table:table-cell>
          <table:table-cell office:value-type="float" office:value="1.7950986435081483E-2" table:style-name="ce4">
            <text:p>0,0179509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loseness Centrality</text:p>
          </table:table-cell>
          <table:table-cell office:value-type="float" office:value="-0.25766586697845539" table:style-name="ce4">
            <text:p>-0,257665867</text:p>
          </table:table-cell>
          <table:table-cell office:value-type="float" office:value="6.250524951257086E-2" table:style-name="ce4">
            <text:p>0,0625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Betweenness Centrality</text:p>
          </table:table-cell>
          <table:table-cell office:value-type="float" office:value="0.12876067094683619" table:style-name="ce4">
            <text:p>0,128760671</text:p>
          </table:table-cell>
          <table:table-cell office:value-type="float" office:value="0.35816233486561394" table:style-name="ce4">
            <text:p>0,35816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Load Centrality</text:p>
          </table:table-cell>
          <table:table-cell office:value-type="float" office:value="0.12876067094683619" table:style-name="ce4">
            <text:p>0,128760671</text:p>
          </table:table-cell>
          <table:table-cell office:value-type="float" office:value="0.35816233486561394" table:style-name="ce4">
            <text:p>0,35816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Harmonic Centrality</text:p>
          </table:table-cell>
          <table:table-cell office:value-type="float" office:value="7.6152136061700806E-2" table:style-name="ce4">
            <text:p>0,076152136</text:p>
          </table:table-cell>
          <table:table-cell office:value-type="float" office:value="0.58784314870316923" table:style-name="ce4">
            <text:p>0,5878431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Information Centrality</text:p>
          </table:table-cell>
          <table:table-cell office:value-type="float" office:value="-0.40457754763880677" table:style-name="ce4">
            <text:p>-0,404577548</text:p>
          </table:table-cell>
          <table:table-cell office:value-type="float" office:value="2.6579906788117219E-3" table:style-name="ce4">
            <text:p>0,0026579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urrrent Flow Centrality</text:p>
          </table:table-cell>
          <table:table-cell office:value-type="float" office:value="5.5431210962590703E-2" table:style-name="ce4">
            <text:p>0,055431211</text:p>
          </table:table-cell>
          <table:table-cell office:value-type="float" office:value="0.69341417999949573" table:style-name="ce4">
            <text:p>0,693414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Subgraph Centrality</text:p>
          </table:table-cell>
          <table:table-cell office:value-type="float" office:value="0.42835255256170646" table:style-name="ce4">
            <text:p>0,428352553</text:p>
          </table:table-cell>
          <table:table-cell office:value-type="float" office:value="1.3749290148756866E-3" table:style-name="ce4">
            <text:p>0,0013749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Degree Centrality</text:p>
          </table:table-cell>
          <table:table-cell office:value-type="float" office:value="-0.10138042190183311" table:style-name="ce4">
            <text:p>-0,101380422</text:p>
          </table:table-cell>
          <table:table-cell office:value-type="float" office:value="0.47009432246211791" table:style-name="ce4">
            <text:p>0,4700943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In-degree Centrality</text:p>
          </table:table-cell>
          <table:table-cell office:value-type="float" office:value="-0.2918096101439272" table:style-name="ce4">
            <text:p>-0,29180961</text:p>
          </table:table-cell>
          <table:table-cell office:value-type="float" office:value="3.3994848092136237E-2" table:style-name="ce4">
            <text:p>0,0339948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Out-degree Centrality</text:p>
          </table:table-cell>
          <table:table-cell office:value-type="float" office:value="0.11513068491414885" table:style-name="ce4">
            <text:p>0,115130685</text:p>
          </table:table-cell>
          <table:table-cell office:value-type="float" office:value="0.41169599932029299" table:style-name="ce4">
            <text:p>0,4116959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Eigenvector Centrality</text:p>
          </table:table-cell>
          <table:table-cell office:value-type="float" office:value="-0.39197001418282884" table:style-name="ce4">
            <text:p>-0,391970014</text:p>
          </table:table-cell>
          <table:table-cell office:value-type="float" office:value="3.6998877785381569E-3" table:style-name="ce4">
            <text:p>0,0036998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loseness Centrality</text:p>
          </table:table-cell>
          <table:table-cell office:value-type="float" office:value="-0.31153026969546888" table:style-name="ce4">
            <text:p>-0,31153027</text:p>
          </table:table-cell>
          <table:table-cell office:value-type="float" office:value="2.3163554806761629E-2" table:style-name="ce4">
            <text:p>0,023163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Betweenness Centrality</text:p>
          </table:table-cell>
          <table:table-cell office:value-type="float" office:value="8.08552129938718E-2" table:style-name="ce4">
            <text:p>0,080855213</text:p>
          </table:table-cell>
          <table:table-cell office:value-type="float" office:value="0.56492456397140411" table:style-name="ce4">
            <text:p>0,5649245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Load Centrality</text:p>
          </table:table-cell>
          <table:table-cell office:value-type="float" office:value="8.08552129938718E-2" table:style-name="ce4">
            <text:p>0,080855213</text:p>
          </table:table-cell>
          <table:table-cell office:value-type="float" office:value="0.56492456397140411" table:style-name="ce4">
            <text:p>0,5649245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Harmonic Centrality</text:p>
          </table:table-cell>
          <table:table-cell office:value-type="float" office:value="-0.24739957707582291" table:style-name="ce4">
            <text:p>-0,247399577</text:p>
          </table:table-cell>
          <table:table-cell office:value-type="float" office:value="7.4094906389322826E-2" table:style-name="ce4">
            <text:p>0,0740949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Information Centrality</text:p>
          </table:table-cell>
          <table:table-cell office:value-type="float" office:value="-0.17933775381639219" table:style-name="ce4">
            <text:p>-0,179337754</text:p>
          </table:table-cell>
          <table:table-cell office:value-type="float" office:value="0.1988228375504294" table:style-name="ce4">
            <text:p>0,1988228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urrrent Flow Centrality</text:p>
          </table:table-cell>
          <table:table-cell office:value-type="float" office:value="0.10438241322386102" table:style-name="ce4">
            <text:p>0,104382413</text:p>
          </table:table-cell>
          <table:table-cell office:value-type="float" office:value="0.45697899105126638" table:style-name="ce4">
            <text:p>0,4569789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bgraph Centrality</text:p>
          </table:table-cell>
          <table:table-cell office:value-type="float" office:value="0.32895162059751454" table:style-name="ce4">
            <text:p>0,328951621</text:p>
          </table:table-cell>
          <table:table-cell office:value-type="float" office:value="1.6170166716589083E-2" table:style-name="ce4">
            <text:p>0,0161701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Degree Centrality</text:p>
          </table:table-cell>
          <table:table-cell office:value-type="float" office:value="-0.29674211468094291" table:style-name="ce4">
            <text:p>-0,296742115</text:p>
          </table:table-cell>
          <table:table-cell office:value-type="float" office:value="3.0954241896960576E-2" table:style-name="ce4">
            <text:p>0,030954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In-degree Centrality</text:p>
          </table:table-cell>
          <table:table-cell office:value-type="float" office:value="-0.2885579855604038" table:style-name="ce4">
            <text:p>-0,288557986</text:p>
          </table:table-cell>
          <table:table-cell office:value-type="float" office:value="3.6131675004434961E-2" table:style-name="ce4">
            <text:p>0,036131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Out-degree Centrality</text:p>
          </table:table-cell>
          <table:table-cell office:value-type="float" office:value="-0.13703421227595117" table:style-name="ce4">
            <text:p>-0,137034212</text:p>
          </table:table-cell>
          <table:table-cell office:value-type="float" office:value="0.3278461663021609" table:style-name="ce4">
            <text:p>0,3278461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Eigenvector Centrality</text:p>
          </table:table-cell>
          <table:table-cell office:value-type="float" office:value="-0.29229353646055073" table:style-name="ce4">
            <text:p>-0,292293536</text:p>
          </table:table-cell>
          <table:table-cell office:value-type="float" office:value="3.3685980445724843E-2" table:style-name="ce4">
            <text:p>0,033685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loseness Centrality</text:p>
          </table:table-cell>
          <table:table-cell office:value-type="float" office:value="-0.26695482331584103" table:style-name="ce4">
            <text:p>-0,266954823</text:p>
          </table:table-cell>
          <table:table-cell office:value-type="float" office:value="5.331679742084016E-2" table:style-name="ce4">
            <text:p>0,0533167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Betweenness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Load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Harmonic Centrality</text:p>
          </table:table-cell>
          <table:table-cell office:value-type="float" office:value="-6.6944087566425961E-2" table:style-name="ce4">
            <text:p>-0,066944088</text:p>
          </table:table-cell>
          <table:table-cell office:value-type="float" office:value="0.63387920774843298" table:style-name="ce4">
            <text:p>0,6338792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Information Centrality</text:p>
          </table:table-cell>
          <table:table-cell office:value-type="float" office:value="-0.38434810220857579" table:style-name="ce4">
            <text:p>-0,384348102</text:p>
          </table:table-cell>
          <table:table-cell office:value-type="float" office:value="4.4914962130754889E-3" table:style-name="ce4">
            <text:p>0,0044914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urrrent Flow Centrality</text:p>
          </table:table-cell>
          <table:table-cell office:value-type="float" office:value="-7.5755915201888291E-2" table:style-name="ce4">
            <text:p>-0,075755915</text:p>
          </table:table-cell>
          <table:table-cell office:value-type="float" office:value="0.58979286908685835" table:style-name="ce4">
            <text:p>0,5897928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bgraph Centrality</text:p>
          </table:table-cell>
          <table:table-cell office:value-type="float" office:value="0.13539830063883773" table:style-name="ce4">
            <text:p>0,135398301</text:p>
          </table:table-cell>
          <table:table-cell office:value-type="float" office:value="0.33370854104467568" table:style-name="ce4">
            <text:p>0,333708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Degree Centrality</text:p>
          </table:table-cell>
          <table:table-cell office:value-type="float" office:value="-0.11627813320783827" table:style-name="ce4">
            <text:p>-0,116278133</text:p>
          </table:table-cell>
          <table:table-cell office:value-type="float" office:value="0.40701949858209097" table:style-name="ce4">
            <text:p>0,4070194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In-degree Centrality</text:p>
          </table:table-cell>
          <table:table-cell office:value-type="float" office:value="-0.23524250687111578" table:style-name="ce4">
            <text:p>-0,235242507</text:p>
          </table:table-cell>
          <table:table-cell office:value-type="float" office:value="8.9953813419147224E-2" table:style-name="ce4">
            <text:p>0,0899538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Out-degree Centrality</text:p>
          </table:table-cell>
          <table:table-cell office:value-type="float" office:value="9.2035599671750845E-2" table:style-name="ce4">
            <text:p>0,0920356</text:p>
          </table:table-cell>
          <table:table-cell office:value-type="float" office:value="0.51218091161500978" table:style-name="ce4">
            <text:p>0,5121809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Eigenvector Centrality</text:p>
          </table:table-cell>
          <table:table-cell office:value-type="float" office:value="-0.27088525142746633" table:style-name="ce4">
            <text:p>-0,270885251</text:p>
          </table:table-cell>
          <table:table-cell office:value-type="float" office:value="4.9773933926321692E-2" table:style-name="ce4">
            <text:p>0,0497739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loseness Centrality</text:p>
          </table:table-cell>
          <table:table-cell office:value-type="float" office:value="-0.20720411865317975" table:style-name="ce4">
            <text:p>-0,207204119</text:p>
          </table:table-cell>
          <table:table-cell office:value-type="float" office:value="0.13656418264765968" table:style-name="ce4">
            <text:p>0,1365641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Betweenness Centrality</text:p>
          </table:table-cell>
          <table:table-cell office:value-type="float" office:value="0.24114873616975235" table:style-name="ce4">
            <text:p>0,241148736</text:p>
          </table:table-cell>
          <table:table-cell office:value-type="float" office:value="8.1946838968054117E-2" table:style-name="ce4">
            <text:p>0,081946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Load Centrality</text:p>
          </table:table-cell>
          <table:table-cell office:value-type="float" office:value="0.24114873616975235" table:style-name="ce4">
            <text:p>0,241148736</text:p>
          </table:table-cell>
          <table:table-cell office:value-type="float" office:value="8.1946838968054117E-2" table:style-name="ce4">
            <text:p>0,081946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Harmonic Centrality</text:p>
          </table:table-cell>
          <table:table-cell office:value-type="float" office:value="9.3475961696025379E-4" table:style-name="ce4">
            <text:p>0,00093476</text:p>
          </table:table-cell>
          <table:table-cell office:value-type="float" office:value="0.99469978808260562" table:style-name="ce4">
            <text:p>0,9946997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Information Centrality</text:p>
          </table:table-cell>
          <table:table-cell office:value-type="float" office:value="-0.26917046879982987" table:style-name="ce4">
            <text:p>-0,269170469</text:p>
          </table:table-cell>
          <table:table-cell office:value-type="float" office:value="5.1295327622694183E-2" table:style-name="ce4">
            <text:p>0,0512953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urrrent Flow Centrality</text:p>
          </table:table-cell>
          <table:table-cell office:value-type="float" office:value="0.22063573255839647" table:style-name="ce4">
            <text:p>0,220635733</text:p>
          </table:table-cell>
          <table:table-cell office:value-type="float" office:value="0.11238024966190331" table:style-name="ce4">
            <text:p>0,11238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bgraph Centrality</text:p>
          </table:table-cell>
          <table:table-cell office:value-type="float" office:value="0.38349751579520919" table:style-name="ce4">
            <text:p>0,383497516</text:p>
          </table:table-cell>
          <table:table-cell office:value-type="float" office:value="4.5884626929859548E-3" table:style-name="ce4">
            <text:p>0,0045884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Degree Centrality</text:p>
          </table:table-cell>
          <table:table-cell office:value-type="float" office:value="-7.1236597306143665E-2" table:style-name="ce4">
            <text:p>-0,071236597</text:p>
          </table:table-cell>
          <table:table-cell office:value-type="float" office:value="0.61223296372673586" table:style-name="ce4">
            <text:p>0,6122329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In-degree Centrality</text:p>
          </table:table-cell>
          <table:table-cell office:value-type="float" office:value="4.2008940860465943E-2" table:style-name="ce4">
            <text:p>0,042008941</text:p>
          </table:table-cell>
          <table:table-cell office:value-type="float" office:value="0.76519262447297476" table:style-name="ce4">
            <text:p>0,7651926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Out-degree Centrality</text:p>
          </table:table-cell>
          <table:table-cell office:value-type="float" office:value="-9.1329427827808687E-2" table:style-name="ce4">
            <text:p>-0,091329428</text:p>
          </table:table-cell>
          <table:table-cell office:value-type="float" office:value="0.5154369553511986" table:style-name="ce4">
            <text:p>0,515436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Eigenvector Centrality</text:p>
          </table:table-cell>
          <table:table-cell office:value-type="float" office:value="2.7945199575001651E-2" table:style-name="ce4">
            <text:p>0,0279452</text:p>
          </table:table-cell>
          <table:table-cell office:value-type="float" office:value="0.84255087531856487" table:style-name="ce4">
            <text:p>0,842550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loseness Centrality</text:p>
          </table:table-cell>
          <table:table-cell office:value-type="float" office:value="8.7524293557726229E-2" table:style-name="ce4">
            <text:p>0,087524294</text:p>
          </table:table-cell>
          <table:table-cell office:value-type="float" office:value="0.5331594450396524" table:style-name="ce4">
            <text:p>0,533159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Betweenness Centrality</text:p>
          </table:table-cell>
          <table:table-cell office:value-type="float" office:value="0.28465510695546509" table:style-name="ce4">
            <text:p>0,284655107</text:p>
          </table:table-cell>
          <table:table-cell office:value-type="float" office:value="3.8841948314381654E-2" table:style-name="ce4">
            <text:p>0,0388419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Load Centrality</text:p>
          </table:table-cell>
          <table:table-cell office:value-type="float" office:value="0.28465510695546509" table:style-name="ce4">
            <text:p>0,284655107</text:p>
          </table:table-cell>
          <table:table-cell office:value-type="float" office:value="3.8841948314381654E-2" table:style-name="ce4">
            <text:p>0,0388419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Harmonic Centrality</text:p>
          </table:table-cell>
          <table:table-cell office:value-type="float" office:value="0.36365851475251176" table:style-name="ce4">
            <text:p>0,363658515</text:p>
          </table:table-cell>
          <table:table-cell office:value-type="float" office:value="7.4358283322647151E-3" table:style-name="ce4">
            <text:p>0,0074358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Information Centrality</text:p>
          </table:table-cell>
          <table:table-cell office:value-type="float" office:value="-0.18616947814328119" table:style-name="ce4">
            <text:p>-0,186169478</text:p>
          </table:table-cell>
          <table:table-cell office:value-type="float" office:value="0.18196848430135448" table:style-name="ce4">
            <text:p>0,1819684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urrrent Flow Centrality</text:p>
          </table:table-cell>
          <table:table-cell office:value-type="float" office:value="9.5540769878947399E-2" table:style-name="ce4">
            <text:p>0,09554077</text:p>
          </table:table-cell>
          <table:table-cell office:value-type="float" office:value="0.49617459798231844" table:style-name="ce4">
            <text:p>0,4961745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bgraph Centrality</text:p>
          </table:table-cell>
          <table:table-cell office:value-type="float" office:value="0.24014046452925009" table:style-name="ce4">
            <text:p>0,240140465</text:p>
          </table:table-cell>
          <table:table-cell office:value-type="float" office:value="8.3272527175980313E-2" table:style-name="ce4">
            <text:p>0,0832725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Degree Centrality</text:p>
          </table:table-cell>
          <table:table-cell office:value-type="float" office:value="-0.2694226683982196" table:style-name="ce4">
            <text:p>-0,269422668</text:p>
          </table:table-cell>
          <table:table-cell office:value-type="float" office:value="5.1069230446607404E-2" table:style-name="ce4">
            <text:p>0,051069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In-degree Centrality</text:p>
          </table:table-cell>
          <table:table-cell office:value-type="float" office:value="-5.3044395617428186E-2" table:style-name="ce4">
            <text:p>-0,053044396</text:p>
          </table:table-cell>
          <table:table-cell office:value-type="float" office:value="0.70600528892658576" table:style-name="ce4">
            <text:p>0,7060052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Out-degree Centrality</text:p>
          </table:table-cell>
          <table:table-cell office:value-type="float" office:value="-0.27115998899295829" table:style-name="ce4">
            <text:p>-0,271159989</text:p>
          </table:table-cell>
          <table:table-cell office:value-type="float" office:value="4.9533628117526637E-2" table:style-name="ce4">
            <text:p>0,0495336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Eigenvector Centrality</text:p>
          </table:table-cell>
          <table:table-cell office:value-type="float" office:value="-8.9963569280583092E-2" table:style-name="ce4">
            <text:p>-0,089963569</text:p>
          </table:table-cell>
          <table:table-cell office:value-type="float" office:value="0.52176415504431495" table:style-name="ce4">
            <text:p>0,521764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loseness Centrality</text:p>
          </table:table-cell>
          <table:table-cell office:value-type="float" office:value="-2.3332539822042354E-2" table:style-name="ce4">
            <text:p>-0,02333254</text:p>
          </table:table-cell>
          <table:table-cell office:value-type="float" office:value="0.86828638983445805" table:style-name="ce4">
            <text:p>0,868286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Betweenness Centrality</text:p>
          </table:table-cell>
          <table:table-cell office:value-type="float" office:value="0.19692282616984078" table:style-name="ce4">
            <text:p>0,196922826</text:p>
          </table:table-cell>
          <table:table-cell office:value-type="float" office:value="0.15756265212771037" table:style-name="ce4">
            <text:p>0,157562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Load Centrality</text:p>
          </table:table-cell>
          <table:table-cell office:value-type="float" office:value="0.19692282616984078" table:style-name="ce4">
            <text:p>0,196922826</text:p>
          </table:table-cell>
          <table:table-cell office:value-type="float" office:value="0.15756265212771037" table:style-name="ce4">
            <text:p>0,157562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Harmonic Centrality</text:p>
          </table:table-cell>
          <table:table-cell office:value-type="float" office:value="0.35457478220055894" table:style-name="ce4">
            <text:p>0,354574782</text:p>
          </table:table-cell>
          <table:table-cell office:value-type="float" office:value="9.1866268946732225E-3" table:style-name="ce4">
            <text:p>0,0091866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Information Centrality</text:p>
          </table:table-cell>
          <table:table-cell office:value-type="float" office:value="-0.3538929309874197" table:style-name="ce4">
            <text:p>-0,353892931</text:p>
          </table:table-cell>
          <table:table-cell office:value-type="float" office:value="9.3313799445746484E-3" table:style-name="ce4">
            <text:p>0,009331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urrrent Flow Centrality</text:p>
          </table:table-cell>
          <table:table-cell office:value-type="float" office:value="-6.1780973560567165E-2" table:style-name="ce4">
            <text:p>-0,061780974</text:p>
          </table:table-cell>
          <table:table-cell office:value-type="float" office:value="0.66032277227171243" table:style-name="ce4">
            <text:p>0,6603227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bgraph Centrality</text:p>
          </table:table-cell>
          <table:table-cell office:value-type="float" office:value="0.34722291632611763" table:style-name="ce4">
            <text:p>0,347222916</text:p>
          </table:table-cell>
          <table:table-cell office:value-type="float" office:value="1.0854690407396157E-2" table:style-name="ce4">
            <text:p>0,010854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Degree Centrality</text:p>
          </table:table-cell>
          <table:table-cell office:value-type="float" office:value="-0.534529044748979" table:style-name="ce4">
            <text:p>-0,534529045</text:p>
          </table:table-cell>
          <table:table-cell office:value-type="float" office:value="3.7421441278107655E-5" table:style-name="ce4">
            <text:p>3,7421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In-degree Centrality</text:p>
          </table:table-cell>
          <table:table-cell office:value-type="float" office:value="-0.48857009570491838" table:style-name="ce4">
            <text:p>-0,488570096</text:p>
          </table:table-cell>
          <table:table-cell office:value-type="float" office:value="2.0588771660288559E-4" table:style-name="ce4">
            <text:p>0,0002058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Out-degree Centrality</text:p>
          </table:table-cell>
          <table:table-cell office:value-type="float" office:value="-0.37596001163378834" table:style-name="ce4">
            <text:p>-0,375960012</text:p>
          </table:table-cell>
          <table:table-cell office:value-type="float" office:value="5.531279690721376E-3" table:style-name="ce4">
            <text:p>0,005531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Eigenvector Centrality</text:p>
          </table:table-cell>
          <table:table-cell office:value-type="float" office:value="-0.47380064956535822" table:style-name="ce4">
            <text:p>-0,47380065</text:p>
          </table:table-cell>
          <table:table-cell office:value-type="float" office:value="3.38931492563425E-4" table:style-name="ce4">
            <text:p>0,0003389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Closeness Centrality</text:p>
          </table:table-cell>
          <table:table-cell office:value-type="float" office:value="-0.42921707931830039" table:style-name="ce4">
            <text:p>-0,429217079</text:p>
          </table:table-cell>
          <table:table-cell office:value-type="float" office:value="1.3411487096005603E-3" table:style-name="ce4">
            <text:p>0,0013411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Betweenness Centrality</text:p>
          </table:table-cell>
          <table:table-cell office:value-type="float" office:value="-0.12209675761439728" table:style-name="ce4">
            <text:p>-0,122096758</text:p>
          </table:table-cell>
          <table:table-cell office:value-type="float" office:value="0.38378293647152906" table:style-name="ce4">
            <text:p>0,383782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Load Centrality</text:p>
          </table:table-cell>
          <table:table-cell office:value-type="float" office:value="-0.12209675761439728" table:style-name="ce4">
            <text:p>-0,122096758</text:p>
          </table:table-cell>
          <table:table-cell office:value-type="float" office:value="0.38378293647152906" table:style-name="ce4">
            <text:p>0,383782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Harmonic Centrality</text:p>
          </table:table-cell>
          <table:table-cell office:value-type="float" office:value="-6.3461779363089083E-2" table:style-name="ce4">
            <text:p>-0,063461779</text:p>
          </table:table-cell>
          <table:table-cell office:value-type="float" office:value="0.65166701786742165" table:style-name="ce4">
            <text:p>0,651667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Information Centrality</text:p>
          </table:table-cell>
          <table:table-cell office:value-type="float" office:value="-0.62184068024879147" table:style-name="ce4">
            <text:p>-0,62184068</text:p>
          </table:table-cell>
          <table:table-cell office:value-type="float" office:value="6.7002304793237194E-7" table:style-name="ce4">
            <text:p>6,7002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Currrent Flow Centrality</text:p>
          </table:table-cell>
          <table:table-cell office:value-type="float" office:value="-0.27324176319715199" table:style-name="ce4">
            <text:p>-0,273241763</text:p>
          </table:table-cell>
          <table:table-cell office:value-type="float" office:value="4.7743276500008681E-2" table:style-name="ce4">
            <text:p>0,047743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Subgraph Centrality</text:p>
          </table:table-cell>
          <table:table-cell office:value-type="float" office:value="0.28611468523427319" table:style-name="ce4">
            <text:p>0,286114685</text:p>
          </table:table-cell>
          <table:table-cell office:value-type="float" office:value="3.7809395695360473E-2" table:style-name="ce4">
            <text:p>0,0378093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Degree Centrality</text:p>
          </table:table-cell>
          <table:table-cell office:value-type="float" office:value="-0.53246077828393867" table:style-name="ce4">
            <text:p>-0,532460778</text:p>
          </table:table-cell>
          <table:table-cell office:value-type="float" office:value="4.0623987940803811E-5" table:style-name="ce4">
            <text:p>4,062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In-degree Centrality</text:p>
          </table:table-cell>
          <table:table-cell office:value-type="float" office:value="-0.44795101385879121" table:style-name="ce4">
            <text:p>-0,447951014</text:p>
          </table:table-cell>
          <table:table-cell office:value-type="float" office:value="7.696305945626864E-4" table:style-name="ce4">
            <text:p>0,0007696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Out-degree Centrality</text:p>
          </table:table-cell>
          <table:table-cell office:value-type="float" office:value="-0.39999837633198043" table:style-name="ce4">
            <text:p>-0,399998376</text:p>
          </table:table-cell>
          <table:table-cell office:value-type="float" office:value="3.0016498864220793E-3" table:style-name="ce4">
            <text:p>0,00300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Eigenvector Centrality</text:p>
          </table:table-cell>
          <table:table-cell office:value-type="float" office:value="-0.47257511656916046" table:style-name="ce4">
            <text:p>-0,472575117</text:p>
          </table:table-cell>
          <table:table-cell office:value-type="float" office:value="3.5288981874830548E-4" table:style-name="ce4">
            <text:p>0,000352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Closeness Centrality</text:p>
          </table:table-cell>
          <table:table-cell office:value-type="float" office:value="-0.44126245684279602" table:style-name="ce4">
            <text:p>-0,441262457</text:p>
          </table:table-cell>
          <table:table-cell office:value-type="float" office:value="9.4183039626790721E-4" table:style-name="ce4">
            <text:p>0,000941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Betweenness Centrality</text:p>
          </table:table-cell>
          <table:table-cell office:value-type="float" office:value="-0.12061397070329943" table:style-name="ce4">
            <text:p>-0,120613971</text:p>
          </table:table-cell>
          <table:table-cell office:value-type="float" office:value="0.38962827213789186" table:style-name="ce4">
            <text:p>0,3896282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Load Centrality</text:p>
          </table:table-cell>
          <table:table-cell office:value-type="float" office:value="-0.12061397070329943" table:style-name="ce4">
            <text:p>-0,120613971</text:p>
          </table:table-cell>
          <table:table-cell office:value-type="float" office:value="0.38962827213789186" table:style-name="ce4">
            <text:p>0,3896282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Harmonic Centrality</text:p>
          </table:table-cell>
          <table:table-cell office:value-type="float" office:value="-7.6760379038228729E-2" table:style-name="ce4">
            <text:p>-0,076760379</text:p>
          </table:table-cell>
          <table:table-cell office:value-type="float" office:value="0.58485575304194648" table:style-name="ce4">
            <text:p>0,5848557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Information Centrality</text:p>
          </table:table-cell>
          <table:table-cell office:value-type="float" office:value="-0.59664274835983488" table:style-name="ce4">
            <text:p>-0,596642748</text:p>
          </table:table-cell>
          <table:table-cell office:value-type="float" office:value="2.4178599785039101E-6" table:style-name="ce4">
            <text:p>2,41786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Currrent Flow Centrality</text:p>
          </table:table-cell>
          <table:table-cell office:value-type="float" office:value="-0.22942684989682116" table:style-name="ce4">
            <text:p>-0,22942685</text:p>
          </table:table-cell>
          <table:table-cell office:value-type="float" office:value="9.842244010234949E-2" table:style-name="ce4">
            <text:p>0,098422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Subgraph Centrality</text:p>
          </table:table-cell>
          <table:table-cell office:value-type="float" office:value="0.23708100114035024" table:style-name="ce4">
            <text:p>0,237081001</text:p>
          </table:table-cell>
          <table:table-cell office:value-type="float" office:value="8.7398503818768347E-2" table:style-name="ce4">
            <text:p>0,0873985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Degree Centrality</text:p>
          </table:table-cell>
          <table:table-cell office:value-type="float" office:value="-0.26516154464344055" table:style-name="ce4">
            <text:p>-0,265161545</text:p>
          </table:table-cell>
          <table:table-cell office:value-type="float" office:value="5.4999769346443024E-2" table:style-name="ce4">
            <text:p>0,0549997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In-degree Centrality</text:p>
          </table:table-cell>
          <table:table-cell office:value-type="float" office:value="-0.35239319268813102" table:style-name="ce4">
            <text:p>-0,352393193</text:p>
          </table:table-cell>
          <table:table-cell office:value-type="float" office:value="9.6567276663609928E-3" table:style-name="ce4">
            <text:p>0,0096567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Out-degree Centrality</text:p>
          </table:table-cell>
          <table:table-cell office:value-type="float" office:value="-7.1897589808209081E-2" table:style-name="ce4">
            <text:p>-0,07189759</text:p>
          </table:table-cell>
          <table:table-cell office:value-type="float" office:value="0.60892808890471972" table:style-name="ce4">
            <text:p>0,6089280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Eigenvector Centrality</text:p>
          </table:table-cell>
          <table:table-cell office:value-type="float" office:value="-0.384223156391231" table:style-name="ce4">
            <text:p>-0,384223156</text:p>
          </table:table-cell>
          <table:table-cell office:value-type="float" office:value="4.5056261668522217E-3" table:style-name="ce4">
            <text:p>0,004505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Closeness Centrality</text:p>
          </table:table-cell>
          <table:table-cell office:value-type="float" office:value="-0.32225928814862936" table:style-name="ce4">
            <text:p>-0,322259288</text:p>
          </table:table-cell>
          <table:table-cell office:value-type="float" office:value="1.8607534955794019E-2" table:style-name="ce4">
            <text:p>0,018607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Betweenness Centrality</text:p>
          </table:table-cell>
          <table:table-cell office:value-type="float" office:value="8.0068743490257471E-2" table:style-name="ce4">
            <text:p>0,080068743</text:p>
          </table:table-cell>
          <table:table-cell office:value-type="float" office:value="0.56872792722363674" table:style-name="ce4">
            <text:p>0,5687279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Load Centrality</text:p>
          </table:table-cell>
          <table:table-cell office:value-type="float" office:value="8.0068743490257471E-2" table:style-name="ce4">
            <text:p>0,080068743</text:p>
          </table:table-cell>
          <table:table-cell office:value-type="float" office:value="0.56872792722363674" table:style-name="ce4">
            <text:p>0,5687279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Harmonic Centrality</text:p>
          </table:table-cell>
          <table:table-cell office:value-type="float" office:value="1.1785932619032545E-2" table:style-name="ce4">
            <text:p>0,011785933</text:p>
          </table:table-cell>
          <table:table-cell office:value-type="float" office:value="0.93324744747227428" table:style-name="ce4">
            <text:p>0,9332474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Information Centrality</text:p>
          </table:table-cell>
          <table:table-cell office:value-type="float" office:value="-0.40693689435035241" table:style-name="ce4">
            <text:p>-0,406936894</text:p>
          </table:table-cell>
          <table:table-cell office:value-type="float" office:value="2.4949275532420673E-3" table:style-name="ce4">
            <text:p>0,0024949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Currrent Flow Centrality</text:p>
          </table:table-cell>
          <table:table-cell office:value-type="float" office:value="5.6661223282968305E-2" table:style-name="ce4">
            <text:p>0,056661223</text:p>
          </table:table-cell>
          <table:table-cell office:value-type="float" office:value="0.6869572022578766" table:style-name="ce4">
            <text:p>0,686957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Subgraph Centrality</text:p>
          </table:table-cell>
          <table:table-cell office:value-type="float" office:value="0.5156640597691966" table:style-name="ce4">
            <text:p>0,51566406</text:p>
          </table:table-cell>
          <table:table-cell office:value-type="float" office:value="7.7617985970987661E-5" table:style-name="ce4">
            <text:p>7,761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Degree Centrality</text:p>
          </table:table-cell>
          <table:table-cell office:value-type="float" office:value="-0.26879776878147343" table:style-name="ce4">
            <text:p>-0,268797769</text:p>
          </table:table-cell>
          <table:table-cell office:value-type="float" office:value="5.1630941287667806E-2" table:style-name="ce4">
            <text:p>0,0516309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In-degree Centrality</text:p>
          </table:table-cell>
          <table:table-cell office:value-type="float" office:value="-0.24789638938540381" table:style-name="ce4">
            <text:p>-0,247896389</text:p>
          </table:table-cell>
          <table:table-cell office:value-type="float" office:value="7.349737379129638E-2" table:style-name="ce4">
            <text:p>0,0734973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Out-degree Centrality</text:p>
          </table:table-cell>
          <table:table-cell office:value-type="float" office:value="-0.14415952551071651" table:style-name="ce4">
            <text:p>-0,144159526</text:p>
          </table:table-cell>
          <table:table-cell office:value-type="float" office:value="0.30307416655191799" table:style-name="ce4">
            <text:p>0,3030741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Eigenvector Centrality</text:p>
          </table:table-cell>
          <table:table-cell office:value-type="float" office:value="-0.28441889798078135" table:style-name="ce4">
            <text:p>-0,284418898</text:p>
          </table:table-cell>
          <table:table-cell office:value-type="float" office:value="3.9011214800099232E-2" table:style-name="ce4">
            <text:p>0,03901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loseness Centrality</text:p>
          </table:table-cell>
          <table:table-cell office:value-type="float" office:value="-0.21855388308893867" table:style-name="ce4">
            <text:p>-0,218553883</text:p>
          </table:table-cell>
          <table:table-cell office:value-type="float" office:value="0.11589728196907069" table:style-name="ce4">
            <text:p>0,1158972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Betweenness Centrality</text:p>
          </table:table-cell>
          <table:table-cell office:value-type="float" office:value="0.15974445796965464" table:style-name="ce4">
            <text:p>0,159744458</text:p>
          </table:table-cell>
          <table:table-cell office:value-type="float" office:value="0.25321227703750515" table:style-name="ce4">
            <text:p>0,253212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Load Centrality</text:p>
          </table:table-cell>
          <table:table-cell office:value-type="float" office:value="0.15974445796965464" table:style-name="ce4">
            <text:p>0,159744458</text:p>
          </table:table-cell>
          <table:table-cell office:value-type="float" office:value="0.25321227703750515" table:style-name="ce4">
            <text:p>0,253212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Harmonic Centrality</text:p>
          </table:table-cell>
          <table:table-cell office:value-type="float" office:value="0.1296046876127348" table:style-name="ce4">
            <text:p>0,129604688</text:p>
          </table:table-cell>
          <table:table-cell office:value-type="float" office:value="0.35499361890012349" table:style-name="ce4">
            <text:p>0,3549936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Information Centrality</text:p>
          </table:table-cell>
          <table:table-cell office:value-type="float" office:value="-0.40364994123939568" table:style-name="ce4">
            <text:p>-0,403649941</text:p>
          </table:table-cell>
          <table:table-cell office:value-type="float" office:value="2.7246446796160592E-3" table:style-name="ce4">
            <text:p>0,002724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urrrent Flow Centrality</text:p>
          </table:table-cell>
          <table:table-cell office:value-type="float" office:value="5.3858408323419343E-2" table:style-name="ce4">
            <text:p>0,053858408</text:p>
          </table:table-cell>
          <table:table-cell office:value-type="float" office:value="0.7017021644924073" table:style-name="ce4">
            <text:p>0,7017021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Subgraph Centrality</text:p>
          </table:table-cell>
          <table:table-cell office:value-type="float" office:value="0.42639706509942837" table:style-name="ce4">
            <text:p>0,426397065</text:p>
          </table:table-cell>
          <table:table-cell office:value-type="float" office:value="1.454160636929665E-3" table:style-name="ce4">
            <text:p>0,001454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Degree Centrality</text:p>
          </table:table-cell>
          <table:table-cell office:value-type="float" office:value="-0.21644329547519789" table:style-name="ce4">
            <text:p>-0,216443295</text:p>
          </table:table-cell>
          <table:table-cell office:value-type="float" office:value="0.11954791689437992" table:style-name="ce4">
            <text:p>0,1195479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In-degree Centrality</text:p>
          </table:table-cell>
          <table:table-cell office:value-type="float" office:value="-0.42075582798115974" table:style-name="ce4">
            <text:p>-0,420755828</text:p>
          </table:table-cell>
          <table:table-cell office:value-type="float" office:value="1.7060971964882152E-3" table:style-name="ce4">
            <text:p>0,001706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Out-degree Centrality</text:p>
          </table:table-cell>
          <table:table-cell office:value-type="float" office:value="2.905111982982133E-2" table:style-name="ce4">
            <text:p>0,02905112</text:p>
          </table:table-cell>
          <table:table-cell office:value-type="float" office:value="0.83640371909570232" table:style-name="ce4">
            <text:p>0,8364037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Eigenvector Centrality</text:p>
          </table:table-cell>
          <table:table-cell office:value-type="float" office:value="-0.51380852890857798" table:style-name="ce4">
            <text:p>-0,513808529</text:p>
          </table:table-cell>
          <table:table-cell office:value-type="float" office:value="8.3200687463792249E-5" table:style-name="ce4">
            <text:p>8,3200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Closeness Centrality</text:p>
          </table:table-cell>
          <table:table-cell office:value-type="float" office:value="-0.4527248181493822" table:style-name="ce4">
            <text:p>-0,452724818</text:p>
          </table:table-cell>
          <table:table-cell office:value-type="float" office:value="6.6465684878816824E-4" table:style-name="ce4">
            <text:p>0,0006646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Betweenness Centrality</text:p>
          </table:table-cell>
          <table:table-cell office:value-type="float" office:value="-0.10836541384482197" table:style-name="ce4">
            <text:p>-0,108365414</text:p>
          </table:table-cell>
          <table:table-cell office:value-type="float" office:value="0.43989003855803666" table:style-name="ce4">
            <text:p>0,4398900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Load Centrality</text:p>
          </table:table-cell>
          <table:table-cell office:value-type="float" office:value="-0.10836541384482197" table:style-name="ce4">
            <text:p>-0,108365414</text:p>
          </table:table-cell>
          <table:table-cell office:value-type="float" office:value="0.43989003855803666" table:style-name="ce4">
            <text:p>0,4398900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Harmonic Centrality</text:p>
          </table:table-cell>
          <table:table-cell office:value-type="float" office:value="-0.38886066322097729" table:style-name="ce4">
            <text:p>-0,388860663</text:p>
          </table:table-cell>
          <table:table-cell office:value-type="float" office:value="4.0065898652121151E-3" table:style-name="ce4">
            <text:p>0,004006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Information Centrality</text:p>
          </table:table-cell>
          <table:table-cell office:value-type="float" office:value="-0.252707250675204" table:style-name="ce4">
            <text:p>-0,252707251</text:p>
          </table:table-cell>
          <table:table-cell office:value-type="float" office:value="6.7906902237368047E-2" table:style-name="ce4">
            <text:p>0,0679069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Currrent Flow Centrality</text:p>
          </table:table-cell>
          <table:table-cell office:value-type="float" office:value="-5.8113223170113977E-2" table:style-name="ce4">
            <text:p>-0,058113223</text:p>
          </table:table-cell>
          <table:table-cell office:value-type="float" office:value="0.67936334878665616" table:style-name="ce4">
            <text:p>0,6793633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Subgraph Centrality</text:p>
          </table:table-cell>
          <table:table-cell office:value-type="float" office:value="0.28044788435278167" table:style-name="ce4">
            <text:p>0,280447884</text:p>
          </table:table-cell>
          <table:table-cell office:value-type="float" office:value="4.1949012701048859E-2" table:style-name="ce4">
            <text:p>0,041949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Degree Centrality</text:p>
          </table:table-cell>
          <table:table-cell office:value-type="float" office:value="-0.62873700641114849" table:style-name="ce4">
            <text:p>-0,628737006</text:p>
          </table:table-cell>
          <table:table-cell office:value-type="float" office:value="4.6224605851887591E-7" table:style-name="ce4">
            <text:p>4,62246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In-degree Centrality</text:p>
          </table:table-cell>
          <table:table-cell office:value-type="float" office:value="-0.65134335762521844" table:style-name="ce4">
            <text:p>-0,651343358</text:p>
          </table:table-cell>
          <table:table-cell office:value-type="float" office:value="1.2814712879975525E-7" table:style-name="ce4">
            <text:p>1,2814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Out-degree Centrality</text:p>
          </table:table-cell>
          <table:table-cell office:value-type="float" office:value="-0.41513389635544429" table:style-name="ce4">
            <text:p>-0,415133896</text:p>
          </table:table-cell>
          <table:table-cell office:value-type="float" office:value="1.9952055999773134E-3" table:style-name="ce4">
            <text:p>0,0019952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Eigenvector Centrality</text:p>
          </table:table-cell>
          <table:table-cell office:value-type="float" office:value="-0.63137403968748951" table:style-name="ce4">
            <text:p>-0,63137404</text:p>
          </table:table-cell>
          <table:table-cell office:value-type="float" office:value="4.0011307066165012E-7" table:style-name="ce4">
            <text:p>4,0011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Closeness Centrality</text:p>
          </table:table-cell>
          <table:table-cell office:value-type="float" office:value="-0.60671829902462049" table:style-name="ce4">
            <text:p>-0,606718299</text:p>
          </table:table-cell>
          <table:table-cell office:value-type="float" office:value="1.4666851342520706E-6" table:style-name="ce4">
            <text:p>1,4666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Betweenness Centrality</text:p>
          </table:table-cell>
          <table:table-cell office:value-type="float" office:value="-0.31630059759208401" table:style-name="ce4">
            <text:p>-0,316300598</text:p>
          </table:table-cell>
          <table:table-cell office:value-type="float" office:value="2.1033497465335668E-2" table:style-name="ce4">
            <text:p>0,0210334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Load Centrality</text:p>
          </table:table-cell>
          <table:table-cell office:value-type="float" office:value="-0.31630059759208401" table:style-name="ce4">
            <text:p>-0,316300598</text:p>
          </table:table-cell>
          <table:table-cell office:value-type="float" office:value="2.1033497465335668E-2" table:style-name="ce4">
            <text:p>0,0210334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Harmonic Centrality</text:p>
          </table:table-cell>
          <table:table-cell office:value-type="float" office:value="-0.2257798966654101" table:style-name="ce4">
            <text:p>-0,225779897</text:p>
          </table:table-cell>
          <table:table-cell office:value-type="float" office:value="0.10404013180611872" table:style-name="ce4">
            <text:p>0,1040401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Information Centrality</text:p>
          </table:table-cell>
          <table:table-cell office:value-type="float" office:value="-0.70779276228656907" table:style-name="ce4">
            <text:p>-0,707792762</text:p>
          </table:table-cell>
          <table:table-cell office:value-type="float" office:value="3.0939466569005026E-9" table:style-name="ce4">
            <text:p>3,09395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Currrent Flow Centrality</text:p>
          </table:table-cell>
          <table:table-cell office:value-type="float" office:value="-0.36401694352366021" table:style-name="ce4">
            <text:p>-0,364016944</text:p>
          </table:table-cell>
          <table:table-cell office:value-type="float" office:value="7.3731525171202893E-3" table:style-name="ce4">
            <text:p>0,0073731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Subgraph Centrality</text:p>
          </table:table-cell>
          <table:table-cell office:value-type="float" office:value="0.27894764207408818" table:style-name="ce4">
            <text:p>0,278947642</text:p>
          </table:table-cell>
          <table:table-cell office:value-type="float" office:value="4.3105144994022869E-2" table:style-name="ce4">
            <text:p>0,043105145</text:p>
          </table:table-cell>
          <table:table-cell table:number-columns-repeated="16380"/>
        </table:table-row>
        <table:table-row table:number-rows-repeated="10481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Alexander Bakhtin</dc:creator>
    <meta:creation-date>2025-01-10T08:34:05Z</meta:creation-date>
    <dc:date>2025-01-10T08:34:05Z</dc:date>
  </office:meta>
</office:document-meta>
</file>